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.72mm"/>
    </style:style>
    <style:style style:name="co9" style:family="table-column">
      <style:table-column-properties fo:break-before="auto" style:column-width="16.28mm"/>
    </style:style>
    <style:style style:name="co10" style:family="table-column">
      <style:table-column-properties fo:break-before="auto" style:column-width="17.07mm"/>
    </style:style>
    <style:style style:name="co11" style:family="table-column">
      <style:table-column-properties fo:break-before="auto" style:column-width="15.49mm"/>
    </style:style>
    <style:style style:name="co12" style:family="table-column">
      <style:table-column-properties fo:break-before="auto" style:column-width="11.52mm"/>
    </style:style>
    <style:style style:name="co13" style:family="table-column">
      <style:table-column-properties fo:break-before="auto" style:column-width="21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53" table:style-name="ta1">
        <table:shapes>
          <draw:frame draw:z-index="0" draw:style-name="gr1" draw:text-style-name="P1" svg:width="159.99mm" svg:height="89.99mm" svg:x="123.01mm" svg:y="1mm">
            <loext:p draw:notify-on-update-of-ranges="test253.G2:test253.G42 test253.C1:test253.C1 test253.C2:test253.C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2.58mm" svg:y="94.84mm">
            <loext:p draw:notify-on-update-of-ranges="test253.F1:test253.F1 test253.F2:test253.F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2.86mm" svg:y="0.01mm">
            <loext:p draw:notify-on-update-of-ranges="test253.C1:test253.C1 test253.C2:test253.C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2.86mm" svg:y="94.84mm">
            <loext:p draw:notify-on-update-of-ranges="test253.G1:test253.G1 test253.G2:test253.G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39</text:p>
          </table:table-cell>
          <table:table-cell office:value-type="float" office:value="0.009288" calcext:value-type="float">
            <text:p>0.009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381" calcext:value-type="float">
            <text:p>6738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40</text:p>
          </table:table-cell>
          <table:table-cell office:value-type="float" office:value="0.009404" calcext:value-type="float">
            <text:p>0.009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905" calcext:value-type="float">
            <text:p>9090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41</text:p>
          </table:table-cell>
          <table:table-cell office:value-type="float" office:value="0.009403" calcext:value-type="float">
            <text:p>0.009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82" calcext:value-type="float">
            <text:p>7308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42</text:p>
          </table:table-cell>
          <table:table-cell office:value-type="float" office:value="0.008656" calcext:value-type="float">
            <text:p>0.008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42" calcext:value-type="float">
            <text:p>6534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43</text:p>
          </table:table-cell>
          <table:table-cell office:value-type="float" office:value="0.008751" calcext:value-type="float">
            <text:p>0.008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34" calcext:value-type="float">
            <text:p>5753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44</text:p>
          </table:table-cell>
          <table:table-cell office:value-type="float" office:value="0.010585" calcext:value-type="float">
            <text:p>0.010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80" calcext:value-type="float">
            <text:p>74280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45</text:p>
          </table:table-cell>
          <table:table-cell office:value-type="float" office:value="0.010168" calcext:value-type="float">
            <text:p>0.010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72" calcext:value-type="float">
            <text:p>76072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46</text:p>
          </table:table-cell>
          <table:table-cell office:value-type="float" office:value="0.01029" calcext:value-type="float">
            <text:p>0.01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597" calcext:value-type="float">
            <text:p>7059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47</text:p>
          </table:table-cell>
          <table:table-cell office:value-type="float" office:value="0.011366" calcext:value-type="float">
            <text:p>0.01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38" calcext:value-type="float">
            <text:p>7933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48</text:p>
          </table:table-cell>
          <table:table-cell office:value-type="float" office:value="0.010859" calcext:value-type="float">
            <text:p>0.010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11" calcext:value-type="float">
            <text:p>8081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49</text:p>
          </table:table-cell>
          <table:table-cell office:value-type="float" office:value="0.011237" calcext:value-type="float">
            <text:p>0.011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865" calcext:value-type="float">
            <text:p>69865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50</text:p>
          </table:table-cell>
          <table:table-cell office:value-type="float" office:value="0.015013" calcext:value-type="float">
            <text:p>0.015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720" calcext:value-type="float">
            <text:p>9272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51</text:p>
          </table:table-cell>
          <table:table-cell office:value-type="float" office:value="0.01226" calcext:value-type="float">
            <text:p>0.01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651" calcext:value-type="float">
            <text:p>76651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52</text:p>
          </table:table-cell>
          <table:table-cell office:value-type="float" office:value="0.010889" calcext:value-type="float">
            <text:p>0.01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75" calcext:value-type="float">
            <text:p>69575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53</text:p>
          </table:table-cell>
          <table:table-cell office:value-type="float" office:value="0.010812" calcext:value-type="float">
            <text:p>0.010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03" calcext:value-type="float">
            <text:p>65703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54</text:p>
          </table:table-cell>
          <table:table-cell office:value-type="float" office:value="0.014529" calcext:value-type="float">
            <text:p>0.014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96" calcext:value-type="float">
            <text:p>73096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55</text:p>
          </table:table-cell>
          <table:table-cell office:value-type="float" office:value="0.01382" calcext:value-type="float">
            <text:p>0.01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31" calcext:value-type="float">
            <text:p>80331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56</text:p>
          </table:table-cell>
          <table:table-cell office:value-type="float" office:value="0.01327" calcext:value-type="float">
            <text:p>0.01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018" calcext:value-type="float">
            <text:p>74018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57</text:p>
          </table:table-cell>
          <table:table-cell office:value-type="float" office:value="0.012919" calcext:value-type="float">
            <text:p>0.012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76" calcext:value-type="float">
            <text:p>71776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58</text:p>
          </table:table-cell>
          <table:table-cell office:value-type="float" office:value="0.011577" calcext:value-type="float">
            <text:p>0.011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375" calcext:value-type="float">
            <text:p>62375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7:59</text:p>
          </table:table-cell>
          <table:table-cell office:value-type="float" office:value="0.021042" calcext:value-type="float">
            <text:p>0.021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01" calcext:value-type="float">
            <text:p>80701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00</text:p>
          </table:table-cell>
          <table:table-cell office:value-type="float" office:value="0.017566" calcext:value-type="float">
            <text:p>0.017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33" calcext:value-type="float">
            <text:p>73033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01</text:p>
          </table:table-cell>
          <table:table-cell office:value-type="float" office:value="0.015581" calcext:value-type="float">
            <text:p>0.015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043" calcext:value-type="float">
            <text:p>74043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02</text:p>
          </table:table-cell>
          <table:table-cell office:value-type="float" office:value="0.018136" calcext:value-type="float">
            <text:p>0.018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190" calcext:value-type="float">
            <text:p>75190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03</text:p>
          </table:table-cell>
          <table:table-cell office:value-type="float" office:value="0.018118" calcext:value-type="float">
            <text:p>0.018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82" calcext:value-type="float">
            <text:p>7608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04</text:p>
          </table:table-cell>
          <table:table-cell office:value-type="float" office:value="0.028917" calcext:value-type="float">
            <text:p>0.028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12" calcext:value-type="float">
            <text:p>75512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05</text:p>
          </table:table-cell>
          <table:table-cell office:value-type="float" office:value="0.02965" calcext:value-type="float">
            <text:p>0.02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4" calcext:value-type="float">
            <text:p>75454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06</text:p>
          </table:table-cell>
          <table:table-cell office:value-type="float" office:value="0.023354" calcext:value-type="float">
            <text:p>0.023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65" calcext:value-type="float">
            <text:p>67765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07</text:p>
          </table:table-cell>
          <table:table-cell office:value-type="float" office:value="0.029311" calcext:value-type="float">
            <text:p>0.029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85" calcext:value-type="float">
            <text:p>77485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08</text:p>
          </table:table-cell>
          <table:table-cell office:value-type="float" office:value="0.041325" calcext:value-type="float">
            <text:p>0.041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159" calcext:value-type="float">
            <text:p>82159</text:p>
          </table:table-cell>
          <table:table-cell office:value-type="float" office:value="2399" calcext:value-type="float">
            <text:p>23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09</text:p>
          </table:table-cell>
          <table:table-cell office:value-type="float" office:value="0.027765" calcext:value-type="float">
            <text:p>0.027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65" calcext:value-type="float">
            <text:p>69565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10</text:p>
          </table:table-cell>
          <table:table-cell office:value-type="float" office:value="0.094148" calcext:value-type="float">
            <text:p>0.094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249" calcext:value-type="float">
            <text:p>95249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11</text:p>
          </table:table-cell>
          <table:table-cell office:value-type="float" office:value="0.174371" calcext:value-type="float">
            <text:p>0.174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365" calcext:value-type="float">
            <text:p>85365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12</text:p>
          </table:table-cell>
          <table:table-cell office:value-type="float" office:value="0.138356" calcext:value-type="float">
            <text:p>0.138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82" calcext:value-type="float">
            <text:p>71782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13</text:p>
          </table:table-cell>
          <table:table-cell office:value-type="float" office:value="0.118316" calcext:value-type="float">
            <text:p>0.118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357" calcext:value-type="float">
            <text:p>67357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14</text:p>
          </table:table-cell>
          <table:table-cell office:value-type="float" office:value="0.123479" calcext:value-type="float">
            <text:p>0.123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80" calcext:value-type="float">
            <text:p>66980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15</text:p>
          </table:table-cell>
          <table:table-cell office:value-type="float" office:value="0.188509" calcext:value-type="float">
            <text:p>0.188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1" calcext:value-type="float">
            <text:p>70001</text:p>
          </table:table-cell>
          <table:table-cell office:value-type="float" office:value="3179" calcext:value-type="float">
            <text:p>317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16</text:p>
          </table:table-cell>
          <table:table-cell office:value-type="float" office:value="0.225324" calcext:value-type="float">
            <text:p>0.225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21" calcext:value-type="float">
            <text:p>70221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17</text:p>
          </table:table-cell>
          <table:table-cell office:value-type="float" office:value="0.18581" calcext:value-type="float">
            <text:p>0.18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398" calcext:value-type="float">
            <text:p>63398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18</text:p>
          </table:table-cell>
          <table:table-cell office:value-type="float" office:value="0.091535" calcext:value-type="float">
            <text:p>0.091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32" calcext:value-type="float">
            <text:p>56432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8:28:19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test 252 new" table:style-name="ta1">
        <table:shapes>
          <draw:frame draw:z-index="0" draw:style-name="gr1" draw:text-style-name="P1" svg:width="159.99mm" svg:height="89.99mm" svg:x="319.8mm" svg:y="100.34mm">
            <loext:p draw:notify-on-update-of-ranges="'test 252 new'.C1:'test 252 new'.C1 'test 252 new'.C2:'test 252 new'.C36 'test 252 new'.D1:'test 252 new'.D1 'test 252 new'.D2:'test 252 new'.D3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9.99mm" svg:height="89.99mm" svg:x="299.14mm" svg:y="202.15mm">
            <loext:p draw:notify-on-update-of-ranges="'test 252 new'.F1:'test 252 new'.F1 'test 252 new'.F2:'test 252 new'.F3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9.99mm" svg:height="89.99mm" svg:x="321.71mm" svg:y="0.27mm">
            <loext:p draw:notify-on-update-of-ranges="'test 252 new'.G1:'test 252 new'.G1 'test 252 new'.G2:'test 252 new'.G3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187.65mm" svg:height="87.66mm" svg:x="120.56mm" svg:y="9.56mm">
            <loext:p draw:notify-on-update-of-ranges="'test 252 new'.G2:'test 252 new'.G17 'test 252 new'.C1:'test 252 new'.C1 'test 252 new'.C2:'test 252 new'.C1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159.99mm" svg:height="89.99mm" svg:x="129.09mm" svg:y="87.87mm">
            <loext:p draw:notify-on-update-of-ranges="'test 252 new'.G2:'test 252 new'.G36 'test 252 new'.C1:'test 252 new'.C1 'test 252 new'.C2:'test 252 new'.C36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37</text:p>
          </table:table-cell>
          <table:table-cell office:value-type="float" office:value="0.007371" calcext:value-type="float">
            <text:p>0.007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449" calcext:value-type="float">
            <text:p>6744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38</text:p>
          </table:table-cell>
          <table:table-cell office:value-type="float" office:value="0.00792" calcext:value-type="float">
            <text:p>0.00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058" calcext:value-type="float">
            <text:p>9105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39</text:p>
          </table:table-cell>
          <table:table-cell office:value-type="float" office:value="0.00585" calcext:value-type="float">
            <text:p>0.00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130" calcext:value-type="float">
            <text:p>731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0</text:p>
          </table:table-cell>
          <table:table-cell office:value-type="float" office:value="0.005633" calcext:value-type="float">
            <text:p>0.005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430" calcext:value-type="float">
            <text:p>654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1</text:p>
          </table:table-cell>
          <table:table-cell office:value-type="float" office:value="0.005165" calcext:value-type="float">
            <text:p>0.005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05" calcext:value-type="float">
            <text:p>5750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2</text:p>
          </table:table-cell>
          <table:table-cell office:value-type="float" office:value="0.006438" calcext:value-type="float">
            <text:p>0.006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170" calcext:value-type="float">
            <text:p>75170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3</text:p>
          </table:table-cell>
          <table:table-cell office:value-type="float" office:value="0.019473" calcext:value-type="float">
            <text:p>0.019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49" calcext:value-type="float">
            <text:p>6894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4</text:p>
          </table:table-cell>
          <table:table-cell office:value-type="float" office:value="0.008525" calcext:value-type="float">
            <text:p>0.00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78" calcext:value-type="float">
            <text:p>7627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5</text:p>
          </table:table-cell>
          <table:table-cell office:value-type="float" office:value="0.007649" calcext:value-type="float">
            <text:p>0.007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55" calcext:value-type="float">
            <text:p>8015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6</text:p>
          </table:table-cell>
          <table:table-cell office:value-type="float" office:value="0.007853" calcext:value-type="float">
            <text:p>0.007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41" calcext:value-type="float">
            <text:p>8074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7</text:p>
          </table:table-cell>
          <table:table-cell office:value-type="float" office:value="0.019344" calcext:value-type="float">
            <text:p>0.01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513" calcext:value-type="float">
            <text:p>70513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8</text:p>
          </table:table-cell>
          <table:table-cell office:value-type="float" office:value="0.011621" calcext:value-type="float">
            <text:p>0.011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047" calcext:value-type="float">
            <text:p>87047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49</text:p>
          </table:table-cell>
          <table:table-cell office:value-type="float" office:value="0.010558" calcext:value-type="float">
            <text:p>0.010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395" calcext:value-type="float">
            <text:p>82395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0</text:p>
          </table:table-cell>
          <table:table-cell office:value-type="float" office:value="0.016396" calcext:value-type="float">
            <text:p>0.016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293" calcext:value-type="float">
            <text:p>67293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1</text:p>
          </table:table-cell>
          <table:table-cell office:value-type="float" office:value="0.009549" calcext:value-type="float">
            <text:p>0.009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61" calcext:value-type="float">
            <text:p>68561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2</text:p>
          </table:table-cell>
          <table:table-cell office:value-type="float" office:value="0.02564" calcext:value-type="float">
            <text:p>0.0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896" calcext:value-type="float">
            <text:p>7289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3</text:p>
          </table:table-cell>
          <table:table-cell office:value-type="float" office:value="0.029663" calcext:value-type="float">
            <text:p>0.029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102" calcext:value-type="float">
            <text:p>80102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4</text:p>
          </table:table-cell>
          <table:table-cell office:value-type="float" office:value="0.032014" calcext:value-type="float">
            <text:p>0.03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226" calcext:value-type="float">
            <text:p>75226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5</text:p>
          </table:table-cell>
          <table:table-cell office:value-type="float" office:value="0.018249" calcext:value-type="float">
            <text:p>0.018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98" calcext:value-type="float">
            <text:p>69798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6</text:p>
          </table:table-cell>
          <table:table-cell office:value-type="float" office:value="0.063454" calcext:value-type="float">
            <text:p>0.063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66" calcext:value-type="float">
            <text:p>63266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7</text:p>
          </table:table-cell>
          <table:table-cell office:value-type="float" office:value="0.087297" calcext:value-type="float">
            <text:p>0.087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79" calcext:value-type="float">
            <text:p>80779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8</text:p>
          </table:table-cell>
          <table:table-cell office:value-type="float" office:value="0.054696" calcext:value-type="float">
            <text:p>0.054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144" calcext:value-type="float">
            <text:p>71144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3:59</text:p>
          </table:table-cell>
          <table:table-cell office:value-type="float" office:value="0.096093" calcext:value-type="float">
            <text:p>0.096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232" calcext:value-type="float">
            <text:p>75232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0</text:p>
          </table:table-cell>
          <table:table-cell office:value-type="float" office:value="0.189185" calcext:value-type="float">
            <text:p>0.189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537" calcext:value-type="float">
            <text:p>74537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1</text:p>
          </table:table-cell>
          <table:table-cell office:value-type="float" office:value="0.528221" calcext:value-type="float">
            <text:p>0.528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184" calcext:value-type="float">
            <text:p>7718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2</text:p>
          </table:table-cell>
          <table:table-cell office:value-type="float" office:value="1.900289" calcext:value-type="float">
            <text:p>1.900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40" calcext:value-type="float">
            <text:p>70040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3</text:p>
          </table:table-cell>
          <table:table-cell office:value-type="float" office:value="3.754036" calcext:value-type="float">
            <text:p>3.754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026" calcext:value-type="float">
            <text:p>67026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4</text:p>
          </table:table-cell>
          <table:table-cell office:value-type="float" office:value="4.193562" calcext:value-type="float">
            <text:p>4.19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74" calcext:value-type="float">
            <text:p>68074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5</text:p>
          </table:table-cell>
          <table:table-cell office:value-type="float" office:value="4.293635" calcext:value-type="float">
            <text:p>4.293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512" calcext:value-type="float">
            <text:p>68512</text:p>
          </table:table-cell>
          <table:table-cell office:value-type="float" office:value="2395" calcext:value-type="float">
            <text:p>239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6</text:p>
          </table:table-cell>
          <table:table-cell office:value-type="float" office:value="4.781695" calcext:value-type="float">
            <text:p>4.781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996" calcext:value-type="float">
            <text:p>71996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7</text:p>
          </table:table-cell>
          <table:table-cell office:value-type="float" office:value="5.215682" calcext:value-type="float">
            <text:p>5.215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390" calcext:value-type="float">
            <text:p>70390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8</text:p>
          </table:table-cell>
          <table:table-cell office:value-type="float" office:value="5.733966" calcext:value-type="float">
            <text:p>5.733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450" calcext:value-type="float">
            <text:p>73450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09</text:p>
          </table:table-cell>
          <table:table-cell office:value-type="float" office:value="6.402192" calcext:value-type="float">
            <text:p>6.402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717" calcext:value-type="float">
            <text:p>75717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10</text:p>
          </table:table-cell>
          <table:table-cell office:value-type="float" office:value="6.79161" calcext:value-type="float">
            <text:p>6.79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981" calcext:value-type="float">
            <text:p>61981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17:14:1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comparison" table:style-name="ta1">
        <table:shapes>
          <draw:frame draw:z-index="0" draw:style-name="gr1" draw:text-style-name="P1" svg:width="159.99mm" svg:height="89.99mm" svg:x="123.01mm" svg:y="1mm">
            <loext:p draw:notify-on-update-of-ranges="comparison.G2:comparison.G78 comparison.C1:comparison.C1 comparison.C2:comparison.C78 comparison.G2:comparison.G78 comparison.D1:comparison.D1 comparison.D2:comparison.D7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t 252</text:p>
          </table:table-cell>
          <table:table-cell office:value-type="string" calcext:value-type="string">
            <text:p>RT253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PS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37</text:p>
          </table:table-cell>
          <table:table-cell table:formula="of:=[$'test 252 new'.C2]" office:value-type="float" office:value="0.007371" calcext:value-type="float">
            <text:p>0.007371</text:p>
          </table:table-cell>
          <table:table-cell table:number-columns-repeated="3"/>
          <table:table-cell table:formula="of:=[$'test 252 new'.G2]" office:value-type="float" office:value="240" calcext:value-type="float">
            <text:p>240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38</text:p>
          </table:table-cell>
          <table:table-cell table:formula="of:=[$'test 252 new'.C3]" office:value-type="float" office:value="0.00792" calcext:value-type="float">
            <text:p>0.00792</text:p>
          </table:table-cell>
          <table:table-cell table:number-columns-repeated="3"/>
          <table:table-cell table:formula="of:=[$'test 252 new'.G3]" office:value-type="float" office:value="399" calcext:value-type="float">
            <text:p>39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39</text:p>
          </table:table-cell>
          <table:table-cell table:formula="of:=[$'test 252 new'.C4]" office:value-type="float" office:value="0.00585" calcext:value-type="float">
            <text:p>0.00585</text:p>
          </table:table-cell>
          <table:table-cell table:number-columns-repeated="3"/>
          <table:table-cell table:formula="of:=[$'test 252 new'.G4]" office:value-type="float" office:value="399" calcext:value-type="float">
            <text:p>39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40</text:p>
          </table:table-cell>
          <table:table-cell table:formula="of:=[$'test 252 new'.C5]" office:value-type="float" office:value="0.005633" calcext:value-type="float">
            <text:p>0.005633</text:p>
          </table:table-cell>
          <table:table-cell table:number-columns-repeated="3"/>
          <table:table-cell table:formula="of:=[$'test 252 new'.G5]" office:value-type="float" office:value="399" calcext:value-type="float">
            <text:p>39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41</text:p>
          </table:table-cell>
          <table:table-cell table:formula="of:=[$'test 252 new'.C6]" office:value-type="float" office:value="0.005165" calcext:value-type="float">
            <text:p>0.005165</text:p>
          </table:table-cell>
          <table:table-cell table:number-columns-repeated="3"/>
          <table:table-cell table:formula="of:=[$'test 252 new'.G6]" office:value-type="float" office:value="399" calcext:value-type="float">
            <text:p>39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42</text:p>
          </table:table-cell>
          <table:table-cell table:formula="of:=[$'test 252 new'.C7]" office:value-type="float" office:value="0.006438" calcext:value-type="float">
            <text:p>0.006438</text:p>
          </table:table-cell>
          <table:table-cell table:number-columns-repeated="3"/>
          <table:table-cell table:formula="of:=[$'test 252 new'.G7]" office:value-type="float" office:value="633" calcext:value-type="float">
            <text:p>633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43</text:p>
          </table:table-cell>
          <table:table-cell table:formula="of:=[$'test 252 new'.C8]" office:value-type="float" office:value="0.019473" calcext:value-type="float">
            <text:p>0.019473</text:p>
          </table:table-cell>
          <table:table-cell table:number-columns-repeated="3"/>
          <table:table-cell table:formula="of:=[$'test 252 new'.G8]" office:value-type="float" office:value="799" calcext:value-type="float">
            <text:p>79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44</text:p>
          </table:table-cell>
          <table:table-cell table:formula="of:=[$'test 252 new'.C9]" office:value-type="float" office:value="0.008525" calcext:value-type="float">
            <text:p>0.008525</text:p>
          </table:table-cell>
          <table:table-cell table:number-columns-repeated="3"/>
          <table:table-cell table:formula="of:=[$'test 252 new'.G9]" office:value-type="float" office:value="799" calcext:value-type="float">
            <text:p>79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45</text:p>
          </table:table-cell>
          <table:table-cell table:formula="of:=[$'test 252 new'.C10]" office:value-type="float" office:value="0.007649" calcext:value-type="float">
            <text:p>0.007649</text:p>
          </table:table-cell>
          <table:table-cell table:number-columns-repeated="3"/>
          <table:table-cell table:formula="of:=[$'test 252 new'.G10]" office:value-type="float" office:value="799" calcext:value-type="float">
            <text:p>79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46</text:p>
          </table:table-cell>
          <table:table-cell table:formula="of:=[$'test 252 new'.C11]" office:value-type="float" office:value="0.007853" calcext:value-type="float">
            <text:p>0.007853</text:p>
          </table:table-cell>
          <table:table-cell table:number-columns-repeated="3"/>
          <table:table-cell table:formula="of:=[$'test 252 new'.G11]" office:value-type="float" office:value="799" calcext:value-type="float">
            <text:p>79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47</text:p>
          </table:table-cell>
          <table:table-cell table:formula="of:=[$'test 252 new'.C12]" office:value-type="float" office:value="0.019344" calcext:value-type="float">
            <text:p>0.019344</text:p>
          </table:table-cell>
          <table:table-cell table:number-columns-repeated="3"/>
          <table:table-cell table:formula="of:=[$'test 252 new'.G12]" office:value-type="float" office:value="1025" calcext:value-type="float">
            <text:p>1025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48</text:p>
          </table:table-cell>
          <table:table-cell table:formula="of:=[$'test 252 new'.C13]" office:value-type="float" office:value="0.011621" calcext:value-type="float">
            <text:p>0.011621</text:p>
          </table:table-cell>
          <table:table-cell table:number-columns-repeated="3"/>
          <table:table-cell table:formula="of:=[$'test 252 new'.G13]" office:value-type="float" office:value="1199" calcext:value-type="float">
            <text:p>119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49</text:p>
          </table:table-cell>
          <table:table-cell table:formula="of:=[$'test 252 new'.C14]" office:value-type="float" office:value="0.010558" calcext:value-type="float">
            <text:p>0.010558</text:p>
          </table:table-cell>
          <table:table-cell table:number-columns-repeated="3"/>
          <table:table-cell table:formula="of:=[$'test 252 new'.G14]" office:value-type="float" office:value="1199" calcext:value-type="float">
            <text:p>119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50</text:p>
          </table:table-cell>
          <table:table-cell table:formula="of:=[$'test 252 new'.C15]" office:value-type="float" office:value="0.016396" calcext:value-type="float">
            <text:p>0.016396</text:p>
          </table:table-cell>
          <table:table-cell table:number-columns-repeated="3"/>
          <table:table-cell table:formula="of:=[$'test 252 new'.G15]" office:value-type="float" office:value="1199" calcext:value-type="float">
            <text:p>119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51</text:p>
          </table:table-cell>
          <table:table-cell table:formula="of:=[$'test 252 new'.C16]" office:value-type="float" office:value="0.009549" calcext:value-type="float">
            <text:p>0.009549</text:p>
          </table:table-cell>
          <table:table-cell table:number-columns-repeated="3"/>
          <table:table-cell table:formula="of:=[$'test 252 new'.G16]" office:value-type="float" office:value="1199" calcext:value-type="float">
            <text:p>119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52</text:p>
          </table:table-cell>
          <table:table-cell table:formula="of:=[$'test 252 new'.C17]" office:value-type="float" office:value="0.02564" calcext:value-type="float">
            <text:p>0.02564</text:p>
          </table:table-cell>
          <table:table-cell table:number-columns-repeated="3"/>
          <table:table-cell table:formula="of:=[$'test 252 new'.G17]" office:value-type="float" office:value="1421" calcext:value-type="float">
            <text:p>1421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53</text:p>
          </table:table-cell>
          <table:table-cell table:formula="of:=[$'test 252 new'.C18]" office:value-type="float" office:value="0.029663" calcext:value-type="float">
            <text:p>0.029663</text:p>
          </table:table-cell>
          <table:table-cell table:number-columns-repeated="3"/>
          <table:table-cell table:formula="of:=[$'test 252 new'.G18]" office:value-type="float" office:value="1599" calcext:value-type="float">
            <text:p>159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54</text:p>
          </table:table-cell>
          <table:table-cell table:formula="of:=[$'test 252 new'.C19]" office:value-type="float" office:value="0.032014" calcext:value-type="float">
            <text:p>0.032014</text:p>
          </table:table-cell>
          <table:table-cell table:number-columns-repeated="3"/>
          <table:table-cell table:formula="of:=[$'test 252 new'.G19]" office:value-type="float" office:value="1599" calcext:value-type="float">
            <text:p>159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55</text:p>
          </table:table-cell>
          <table:table-cell table:formula="of:=[$'test 252 new'.C20]" office:value-type="float" office:value="0.018249" calcext:value-type="float">
            <text:p>0.018249</text:p>
          </table:table-cell>
          <table:table-cell table:number-columns-repeated="3"/>
          <table:table-cell table:formula="of:=[$'test 252 new'.G20]" office:value-type="float" office:value="1599" calcext:value-type="float">
            <text:p>159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56</text:p>
          </table:table-cell>
          <table:table-cell table:formula="of:=[$'test 252 new'.C21]" office:value-type="float" office:value="0.063454" calcext:value-type="float">
            <text:p>0.063454</text:p>
          </table:table-cell>
          <table:table-cell table:number-columns-repeated="3"/>
          <table:table-cell table:formula="of:=[$'test 252 new'.G21]" office:value-type="float" office:value="1599" calcext:value-type="float">
            <text:p>159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57</text:p>
          </table:table-cell>
          <table:table-cell table:formula="of:=[$'test 252 new'.C22]" office:value-type="float" office:value="0.087297" calcext:value-type="float">
            <text:p>0.087297</text:p>
          </table:table-cell>
          <table:table-cell table:number-columns-repeated="3"/>
          <table:table-cell table:formula="of:=[$'test 252 new'.G22]" office:value-type="float" office:value="1859" calcext:value-type="float">
            <text:p>185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58</text:p>
          </table:table-cell>
          <table:table-cell table:formula="of:=[$'test 252 new'.C23]" office:value-type="float" office:value="0.054696" calcext:value-type="float">
            <text:p>0.054696</text:p>
          </table:table-cell>
          <table:table-cell table:number-columns-repeated="3"/>
          <table:table-cell table:formula="of:=[$'test 252 new'.G23]" office:value-type="float" office:value="1999" calcext:value-type="float">
            <text:p>199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3:59</text:p>
          </table:table-cell>
          <table:table-cell table:formula="of:=[$'test 252 new'.C24]" office:value-type="float" office:value="0.096093" calcext:value-type="float">
            <text:p>0.096093</text:p>
          </table:table-cell>
          <table:table-cell table:number-columns-repeated="3"/>
          <table:table-cell table:formula="of:=[$'test 252 new'.G24]" office:value-type="float" office:value="1991" calcext:value-type="float">
            <text:p>1991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4:00</text:p>
          </table:table-cell>
          <table:table-cell table:formula="of:=[$'test 252 new'.C25]" office:value-type="float" office:value="0.189185" calcext:value-type="float">
            <text:p>0.189185</text:p>
          </table:table-cell>
          <table:table-cell table:number-columns-repeated="3"/>
          <table:table-cell table:formula="of:=[$'test 252 new'.G25]" office:value-type="float" office:value="1995" calcext:value-type="float">
            <text:p>1995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4:01</text:p>
          </table:table-cell>
          <table:table-cell table:formula="of:=[$'test 252 new'.C26]" office:value-type="float" office:value="0.528221" calcext:value-type="float">
            <text:p>0.528221</text:p>
          </table:table-cell>
          <table:table-cell table:number-columns-repeated="3"/>
          <table:table-cell table:formula="of:=[$'test 252 new'.G26]" office:value-type="float" office:value="2011" calcext:value-type="float">
            <text:p>2011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4:02</text:p>
          </table:table-cell>
          <table:table-cell table:formula="of:=[$'test 252 new'.C27]" office:value-type="float" office:value="1.900289" calcext:value-type="float">
            <text:p>1.900289</text:p>
          </table:table-cell>
          <table:table-cell table:number-columns-repeated="3"/>
          <table:table-cell table:formula="of:=[$'test 252 new'.G27]" office:value-type="float" office:value="2189" calcext:value-type="float">
            <text:p>218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4:03</text:p>
          </table:table-cell>
          <table:table-cell table:formula="of:=[$'test 252 new'.C28]" office:value-type="float" office:value="3.754036" calcext:value-type="float">
            <text:p>3.754036</text:p>
          </table:table-cell>
          <table:table-cell table:number-columns-repeated="3"/>
          <table:table-cell table:formula="of:=[$'test 252 new'.G28]" office:value-type="float" office:value="2445" calcext:value-type="float">
            <text:p>2445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4:04</text:p>
          </table:table-cell>
          <table:table-cell table:formula="of:=[$'test 252 new'.C29]" office:value-type="float" office:value="4.193562" calcext:value-type="float">
            <text:p>4.193562</text:p>
          </table:table-cell>
          <table:table-cell table:number-columns-repeated="3"/>
          <table:table-cell table:formula="of:=[$'test 252 new'.G29]" office:value-type="float" office:value="2397" calcext:value-type="float">
            <text:p>2397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4:05</text:p>
          </table:table-cell>
          <table:table-cell table:formula="of:=[$'test 252 new'.C30]" office:value-type="float" office:value="4.293635" calcext:value-type="float">
            <text:p>4.293635</text:p>
          </table:table-cell>
          <table:table-cell table:number-columns-repeated="3"/>
          <table:table-cell table:formula="of:=[$'test 252 new'.G30]" office:value-type="float" office:value="2395" calcext:value-type="float">
            <text:p>2395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4:06</text:p>
          </table:table-cell>
          <table:table-cell table:formula="of:=[$'test 252 new'.C31]" office:value-type="float" office:value="4.781695" calcext:value-type="float">
            <text:p>4.781695</text:p>
          </table:table-cell>
          <table:table-cell table:number-columns-repeated="3"/>
          <table:table-cell table:formula="of:=[$'test 252 new'.G31]" office:value-type="float" office:value="2153" calcext:value-type="float">
            <text:p>2153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4:07</text:p>
          </table:table-cell>
          <table:table-cell table:formula="of:=[$'test 252 new'.C32]" office:value-type="float" office:value="5.215682" calcext:value-type="float">
            <text:p>5.215682</text:p>
          </table:table-cell>
          <table:table-cell table:number-columns-repeated="3"/>
          <table:table-cell table:formula="of:=[$'test 252 new'.G32]" office:value-type="float" office:value="2603" calcext:value-type="float">
            <text:p>2603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4:08</text:p>
          </table:table-cell>
          <table:table-cell table:formula="of:=[$'test 252 new'.C33]" office:value-type="float" office:value="5.733966" calcext:value-type="float">
            <text:p>5.733966</text:p>
          </table:table-cell>
          <table:table-cell table:number-columns-repeated="3"/>
          <table:table-cell table:formula="of:=[$'test 252 new'.G33]" office:value-type="float" office:value="2601" calcext:value-type="float">
            <text:p>2601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4:09</text:p>
          </table:table-cell>
          <table:table-cell table:formula="of:=[$'test 252 new'.C34]" office:value-type="float" office:value="6.402192" calcext:value-type="float">
            <text:p>6.402192</text:p>
          </table:table-cell>
          <table:table-cell table:number-columns-repeated="3"/>
          <table:table-cell table:formula="of:=[$'test 252 new'.G34]" office:value-type="float" office:value="2759" calcext:value-type="float">
            <text:p>2759</text:p>
          </table:table-cell>
        </table:table-row>
        <table:table-row table:style-name="ro1">
          <table:table-cell table:style-name="ce1" office:value-type="string" calcext:value-type="string">
            <text:p>2017-11-20</text:p>
          </table:table-cell>
          <table:table-cell table:style-name="ce1" office:value-type="string" calcext:value-type="string">
            <text:p>17:14:10</text:p>
          </table:table-cell>
          <table:table-cell table:formula="of:=[$'test 252 new'.C35]" office:value-type="float" office:value="6.79161" calcext:value-type="float">
            <text:p>6.79161</text:p>
          </table:table-cell>
          <table:table-cell table:number-columns-repeated="3"/>
          <table:table-cell table:formula="of:=[$'test 252 new'.G35]" office:value-type="float" office:value="1881" calcext:value-type="float">
            <text:p>1881</text:p>
          </table:table-cell>
        </table:table-row>
        <table:table-row table:style-name="ro1">
          <table:table-cell table:style-name="ce1" table:number-columns-repeated="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T 2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test253.C2]" office:value-type="float" office:value="0.009288" calcext:value-type="float">
            <text:p>0.009288</text:p>
          </table:table-cell>
          <table:table-cell table:formula="of:=[$test253.D2]" office:value-type="float" office:value="0" calcext:value-type="float">
            <text:p>0</text:p>
          </table:table-cell>
          <table:table-cell table:formula="of:=[$test253.E2]" office:value-type="float" office:value="0" calcext:value-type="float">
            <text:p>0</text:p>
          </table:table-cell>
          <table:table-cell table:formula="of:=[$test253.G2]" office:value-type="float" office:value="242" calcext:value-type="float">
            <text:p>242</text:p>
          </table:table-cell>
        </table:table-row>
        <table:table-row table:style-name="ro1">
          <table:table-cell table:number-columns-repeated="3"/>
          <table:table-cell table:formula="of:=[$test253.C3]" office:value-type="float" office:value="0.009404" calcext:value-type="float">
            <text:p>0.009404</text:p>
          </table:table-cell>
          <table:table-cell table:formula="of:=[$test253.D3]" office:value-type="float" office:value="0" calcext:value-type="float">
            <text:p>0</text:p>
          </table:table-cell>
          <table:table-cell table:formula="of:=[$test253.E3]" office:value-type="float" office:value="0" calcext:value-type="float">
            <text:p>0</text:p>
          </table:table-cell>
          <table:table-cell table:formula="of:=[$test253.G3]" office:value-type="float" office:value="399" calcext:value-type="float">
            <text:p>399</text:p>
          </table:table-cell>
        </table:table-row>
        <table:table-row table:style-name="ro1">
          <table:table-cell table:number-columns-repeated="3"/>
          <table:table-cell table:formula="of:=[$test253.C4]" office:value-type="float" office:value="0.009403" calcext:value-type="float">
            <text:p>0.009403</text:p>
          </table:table-cell>
          <table:table-cell table:formula="of:=[$test253.D4]" office:value-type="float" office:value="0" calcext:value-type="float">
            <text:p>0</text:p>
          </table:table-cell>
          <table:table-cell table:formula="of:=[$test253.E4]" office:value-type="float" office:value="0" calcext:value-type="float">
            <text:p>0</text:p>
          </table:table-cell>
          <table:table-cell table:formula="of:=[$test253.G4]" office:value-type="float" office:value="399" calcext:value-type="float">
            <text:p>399</text:p>
          </table:table-cell>
        </table:table-row>
        <table:table-row table:style-name="ro1">
          <table:table-cell table:number-columns-repeated="3"/>
          <table:table-cell table:formula="of:=[$test253.C5]" office:value-type="float" office:value="0.008656" calcext:value-type="float">
            <text:p>0.008656</text:p>
          </table:table-cell>
          <table:table-cell table:formula="of:=[$test253.D5]" office:value-type="float" office:value="0" calcext:value-type="float">
            <text:p>0</text:p>
          </table:table-cell>
          <table:table-cell table:formula="of:=[$test253.E5]" office:value-type="float" office:value="0" calcext:value-type="float">
            <text:p>0</text:p>
          </table:table-cell>
          <table:table-cell table:formula="of:=[$test253.G5]" office:value-type="float" office:value="399" calcext:value-type="float">
            <text:p>399</text:p>
          </table:table-cell>
        </table:table-row>
        <table:table-row table:style-name="ro1">
          <table:table-cell table:number-columns-repeated="3"/>
          <table:table-cell table:formula="of:=[$test253.C6]" office:value-type="float" office:value="0.008751" calcext:value-type="float">
            <text:p>0.008751</text:p>
          </table:table-cell>
          <table:table-cell table:formula="of:=[$test253.D6]" office:value-type="float" office:value="0" calcext:value-type="float">
            <text:p>0</text:p>
          </table:table-cell>
          <table:table-cell table:formula="of:=[$test253.E6]" office:value-type="float" office:value="0" calcext:value-type="float">
            <text:p>0</text:p>
          </table:table-cell>
          <table:table-cell table:formula="of:=[$test253.G6]" office:value-type="float" office:value="399" calcext:value-type="float">
            <text:p>399</text:p>
          </table:table-cell>
        </table:table-row>
        <table:table-row table:style-name="ro1">
          <table:table-cell table:number-columns-repeated="3"/>
          <table:table-cell table:formula="of:=[$test253.C7]" office:value-type="float" office:value="0.010585" calcext:value-type="float">
            <text:p>0.010585</text:p>
          </table:table-cell>
          <table:table-cell table:formula="of:=[$test253.D7]" office:value-type="float" office:value="0" calcext:value-type="float">
            <text:p>0</text:p>
          </table:table-cell>
          <table:table-cell table:formula="of:=[$test253.E7]" office:value-type="float" office:value="0" calcext:value-type="float">
            <text:p>0</text:p>
          </table:table-cell>
          <table:table-cell table:formula="of:=[$test253.G7]" office:value-type="float" office:value="647" calcext:value-type="float">
            <text:p>647</text:p>
          </table:table-cell>
        </table:table-row>
        <table:table-row table:style-name="ro1">
          <table:table-cell table:number-columns-repeated="3"/>
          <table:table-cell table:formula="of:=[$test253.C8]" office:value-type="float" office:value="0.010168" calcext:value-type="float">
            <text:p>0.010168</text:p>
          </table:table-cell>
          <table:table-cell table:formula="of:=[$test253.D8]" office:value-type="float" office:value="0" calcext:value-type="float">
            <text:p>0</text:p>
          </table:table-cell>
          <table:table-cell table:formula="of:=[$test253.E8]" office:value-type="float" office:value="0" calcext:value-type="float">
            <text:p>0</text:p>
          </table:table-cell>
          <table:table-cell table:formula="of:=[$test253.G8]" office:value-type="float" office:value="799" calcext:value-type="float">
            <text:p>799</text:p>
          </table:table-cell>
        </table:table-row>
        <table:table-row table:style-name="ro1">
          <table:table-cell table:number-columns-repeated="3"/>
          <table:table-cell table:formula="of:=[$test253.C9]" office:value-type="float" office:value="0.01029" calcext:value-type="float">
            <text:p>0.01029</text:p>
          </table:table-cell>
          <table:table-cell table:formula="of:=[$test253.D9]" office:value-type="float" office:value="0" calcext:value-type="float">
            <text:p>0</text:p>
          </table:table-cell>
          <table:table-cell table:formula="of:=[$test253.E9]" office:value-type="float" office:value="0" calcext:value-type="float">
            <text:p>0</text:p>
          </table:table-cell>
          <table:table-cell table:formula="of:=[$test253.G9]" office:value-type="float" office:value="799" calcext:value-type="float">
            <text:p>799</text:p>
          </table:table-cell>
        </table:table-row>
        <table:table-row table:style-name="ro1">
          <table:table-cell table:number-columns-repeated="3"/>
          <table:table-cell table:formula="of:=[$test253.C10]" office:value-type="float" office:value="0.011366" calcext:value-type="float">
            <text:p>0.011366</text:p>
          </table:table-cell>
          <table:table-cell table:formula="of:=[$test253.D10]" office:value-type="float" office:value="0" calcext:value-type="float">
            <text:p>0</text:p>
          </table:table-cell>
          <table:table-cell table:formula="of:=[$test253.E10]" office:value-type="float" office:value="0" calcext:value-type="float">
            <text:p>0</text:p>
          </table:table-cell>
          <table:table-cell table:formula="of:=[$test253.G10]" office:value-type="float" office:value="799" calcext:value-type="float">
            <text:p>799</text:p>
          </table:table-cell>
        </table:table-row>
        <table:table-row table:style-name="ro1">
          <table:table-cell table:number-columns-repeated="3"/>
          <table:table-cell table:formula="of:=[$test253.C11]" office:value-type="float" office:value="0.010859" calcext:value-type="float">
            <text:p>0.010859</text:p>
          </table:table-cell>
          <table:table-cell table:formula="of:=[$test253.D11]" office:value-type="float" office:value="0" calcext:value-type="float">
            <text:p>0</text:p>
          </table:table-cell>
          <table:table-cell table:formula="of:=[$test253.E11]" office:value-type="float" office:value="0" calcext:value-type="float">
            <text:p>0</text:p>
          </table:table-cell>
          <table:table-cell table:formula="of:=[$test253.G11]" office:value-type="float" office:value="799" calcext:value-type="float">
            <text:p>799</text:p>
          </table:table-cell>
        </table:table-row>
        <table:table-row table:style-name="ro1">
          <table:table-cell table:number-columns-repeated="3"/>
          <table:table-cell table:formula="of:=[$test253.C12]" office:value-type="float" office:value="0.011237" calcext:value-type="float">
            <text:p>0.011237</text:p>
          </table:table-cell>
          <table:table-cell table:formula="of:=[$test253.D12]" office:value-type="float" office:value="0" calcext:value-type="float">
            <text:p>0</text:p>
          </table:table-cell>
          <table:table-cell table:formula="of:=[$test253.E12]" office:value-type="float" office:value="0" calcext:value-type="float">
            <text:p>0</text:p>
          </table:table-cell>
          <table:table-cell table:formula="of:=[$test253.G12]" office:value-type="float" office:value="1045" calcext:value-type="float">
            <text:p>1045</text:p>
          </table:table-cell>
        </table:table-row>
        <table:table-row table:style-name="ro1">
          <table:table-cell table:number-columns-repeated="3"/>
          <table:table-cell table:formula="of:=[$test253.C13]" office:value-type="float" office:value="0.015013" calcext:value-type="float">
            <text:p>0.015013</text:p>
          </table:table-cell>
          <table:table-cell table:formula="of:=[$test253.D13]" office:value-type="float" office:value="0" calcext:value-type="float">
            <text:p>0</text:p>
          </table:table-cell>
          <table:table-cell table:formula="of:=[$test253.E13]" office:value-type="float" office:value="0" calcext:value-type="float">
            <text:p>0</text:p>
          </table:table-cell>
          <table:table-cell table:formula="of:=[$test253.G13]" office:value-type="float" office:value="1199" calcext:value-type="float">
            <text:p>1199</text:p>
          </table:table-cell>
        </table:table-row>
        <table:table-row table:style-name="ro1">
          <table:table-cell table:number-columns-repeated="3"/>
          <table:table-cell table:formula="of:=[$test253.C14]" office:value-type="float" office:value="0.01226" calcext:value-type="float">
            <text:p>0.01226</text:p>
          </table:table-cell>
          <table:table-cell table:formula="of:=[$test253.D14]" office:value-type="float" office:value="0" calcext:value-type="float">
            <text:p>0</text:p>
          </table:table-cell>
          <table:table-cell table:formula="of:=[$test253.E14]" office:value-type="float" office:value="0" calcext:value-type="float">
            <text:p>0</text:p>
          </table:table-cell>
          <table:table-cell table:formula="of:=[$test253.G14]" office:value-type="float" office:value="1199" calcext:value-type="float">
            <text:p>1199</text:p>
          </table:table-cell>
        </table:table-row>
        <table:table-row table:style-name="ro1">
          <table:table-cell table:number-columns-repeated="3"/>
          <table:table-cell table:formula="of:=[$test253.C15]" office:value-type="float" office:value="0.010889" calcext:value-type="float">
            <text:p>0.010889</text:p>
          </table:table-cell>
          <table:table-cell table:formula="of:=[$test253.D15]" office:value-type="float" office:value="0" calcext:value-type="float">
            <text:p>0</text:p>
          </table:table-cell>
          <table:table-cell table:formula="of:=[$test253.E15]" office:value-type="float" office:value="0" calcext:value-type="float">
            <text:p>0</text:p>
          </table:table-cell>
          <table:table-cell table:formula="of:=[$test253.G15]" office:value-type="float" office:value="1199" calcext:value-type="float">
            <text:p>1199</text:p>
          </table:table-cell>
        </table:table-row>
        <table:table-row table:style-name="ro1">
          <table:table-cell table:number-columns-repeated="3"/>
          <table:table-cell table:formula="of:=[$test253.C16]" office:value-type="float" office:value="0.010812" calcext:value-type="float">
            <text:p>0.010812</text:p>
          </table:table-cell>
          <table:table-cell table:formula="of:=[$test253.D16]" office:value-type="float" office:value="0" calcext:value-type="float">
            <text:p>0</text:p>
          </table:table-cell>
          <table:table-cell table:formula="of:=[$test253.E16]" office:value-type="float" office:value="0" calcext:value-type="float">
            <text:p>0</text:p>
          </table:table-cell>
          <table:table-cell table:formula="of:=[$test253.G16]" office:value-type="float" office:value="1199" calcext:value-type="float">
            <text:p>1199</text:p>
          </table:table-cell>
        </table:table-row>
        <table:table-row table:style-name="ro1">
          <table:table-cell table:number-columns-repeated="3"/>
          <table:table-cell table:formula="of:=[$test253.C17]" office:value-type="float" office:value="0.014529" calcext:value-type="float">
            <text:p>0.014529</text:p>
          </table:table-cell>
          <table:table-cell table:formula="of:=[$test253.D17]" office:value-type="float" office:value="0" calcext:value-type="float">
            <text:p>0</text:p>
          </table:table-cell>
          <table:table-cell table:formula="of:=[$test253.E17]" office:value-type="float" office:value="0" calcext:value-type="float">
            <text:p>0</text:p>
          </table:table-cell>
          <table:table-cell table:formula="of:=[$test253.G17]" office:value-type="float" office:value="1445" calcext:value-type="float">
            <text:p>1445</text:p>
          </table:table-cell>
        </table:table-row>
        <table:table-row table:style-name="ro1">
          <table:table-cell table:number-columns-repeated="3"/>
          <table:table-cell table:formula="of:=[$test253.C18]" office:value-type="float" office:value="0.01382" calcext:value-type="float">
            <text:p>0.01382</text:p>
          </table:table-cell>
          <table:table-cell table:formula="of:=[$test253.D18]" office:value-type="float" office:value="0" calcext:value-type="float">
            <text:p>0</text:p>
          </table:table-cell>
          <table:table-cell table:formula="of:=[$test253.E18]" office:value-type="float" office:value="0" calcext:value-type="float">
            <text:p>0</text:p>
          </table:table-cell>
          <table:table-cell table:formula="of:=[$test253.G18]" office:value-type="float" office:value="1599" calcext:value-type="float">
            <text:p>1599</text:p>
          </table:table-cell>
        </table:table-row>
        <table:table-row table:style-name="ro1">
          <table:table-cell table:number-columns-repeated="3"/>
          <table:table-cell table:formula="of:=[$test253.C19]" office:value-type="float" office:value="0.01327" calcext:value-type="float">
            <text:p>0.01327</text:p>
          </table:table-cell>
          <table:table-cell table:formula="of:=[$test253.D19]" office:value-type="float" office:value="0" calcext:value-type="float">
            <text:p>0</text:p>
          </table:table-cell>
          <table:table-cell table:formula="of:=[$test253.E19]" office:value-type="float" office:value="0" calcext:value-type="float">
            <text:p>0</text:p>
          </table:table-cell>
          <table:table-cell table:formula="of:=[$test253.G19]" office:value-type="float" office:value="1599" calcext:value-type="float">
            <text:p>1599</text:p>
          </table:table-cell>
        </table:table-row>
        <table:table-row table:style-name="ro1">
          <table:table-cell table:number-columns-repeated="3"/>
          <table:table-cell table:formula="of:=[$test253.C20]" office:value-type="float" office:value="0.012919" calcext:value-type="float">
            <text:p>0.012919</text:p>
          </table:table-cell>
          <table:table-cell table:formula="of:=[$test253.D20]" office:value-type="float" office:value="0" calcext:value-type="float">
            <text:p>0</text:p>
          </table:table-cell>
          <table:table-cell table:formula="of:=[$test253.E20]" office:value-type="float" office:value="0" calcext:value-type="float">
            <text:p>0</text:p>
          </table:table-cell>
          <table:table-cell table:formula="of:=[$test253.G20]" office:value-type="float" office:value="1599" calcext:value-type="float">
            <text:p>1599</text:p>
          </table:table-cell>
        </table:table-row>
        <table:table-row table:style-name="ro1">
          <table:table-cell table:number-columns-repeated="3"/>
          <table:table-cell table:formula="of:=[$test253.C21]" office:value-type="float" office:value="0.011577" calcext:value-type="float">
            <text:p>0.011577</text:p>
          </table:table-cell>
          <table:table-cell table:formula="of:=[$test253.D21]" office:value-type="float" office:value="0" calcext:value-type="float">
            <text:p>0</text:p>
          </table:table-cell>
          <table:table-cell table:formula="of:=[$test253.E21]" office:value-type="float" office:value="0" calcext:value-type="float">
            <text:p>0</text:p>
          </table:table-cell>
          <table:table-cell table:formula="of:=[$test253.G21]" office:value-type="float" office:value="1599" calcext:value-type="float">
            <text:p>1599</text:p>
          </table:table-cell>
        </table:table-row>
        <table:table-row table:style-name="ro1">
          <table:table-cell table:number-columns-repeated="3"/>
          <table:table-cell table:formula="of:=[$test253.C22]" office:value-type="float" office:value="0.021042" calcext:value-type="float">
            <text:p>0.021042</text:p>
          </table:table-cell>
          <table:table-cell table:formula="of:=[$test253.D22]" office:value-type="float" office:value="0" calcext:value-type="float">
            <text:p>0</text:p>
          </table:table-cell>
          <table:table-cell table:formula="of:=[$test253.E22]" office:value-type="float" office:value="0" calcext:value-type="float">
            <text:p>0</text:p>
          </table:table-cell>
          <table:table-cell table:formula="of:=[$test253.G22]" office:value-type="float" office:value="1839" calcext:value-type="float">
            <text:p>1839</text:p>
          </table:table-cell>
        </table:table-row>
        <table:table-row table:style-name="ro1">
          <table:table-cell table:number-columns-repeated="3"/>
          <table:table-cell table:formula="of:=[$test253.C23]" office:value-type="float" office:value="0.017566" calcext:value-type="float">
            <text:p>0.017566</text:p>
          </table:table-cell>
          <table:table-cell table:formula="of:=[$test253.D23]" office:value-type="float" office:value="0" calcext:value-type="float">
            <text:p>0</text:p>
          </table:table-cell>
          <table:table-cell table:formula="of:=[$test253.E23]" office:value-type="float" office:value="0" calcext:value-type="float">
            <text:p>0</text:p>
          </table:table-cell>
          <table:table-cell table:formula="of:=[$test253.G23]" office:value-type="float" office:value="1999" calcext:value-type="float">
            <text:p>1999</text:p>
          </table:table-cell>
        </table:table-row>
        <table:table-row table:style-name="ro1">
          <table:table-cell table:number-columns-repeated="3"/>
          <table:table-cell table:formula="of:=[$test253.C24]" office:value-type="float" office:value="0.015581" calcext:value-type="float">
            <text:p>0.015581</text:p>
          </table:table-cell>
          <table:table-cell table:formula="of:=[$test253.D24]" office:value-type="float" office:value="0" calcext:value-type="float">
            <text:p>0</text:p>
          </table:table-cell>
          <table:table-cell table:formula="of:=[$test253.E24]" office:value-type="float" office:value="0" calcext:value-type="float">
            <text:p>0</text:p>
          </table:table-cell>
          <table:table-cell table:formula="of:=[$test253.G24]" office:value-type="float" office:value="1999" calcext:value-type="float">
            <text:p>1999</text:p>
          </table:table-cell>
        </table:table-row>
        <table:table-row table:style-name="ro1">
          <table:table-cell table:number-columns-repeated="3"/>
          <table:table-cell table:formula="of:=[$test253.C25]" office:value-type="float" office:value="0.018136" calcext:value-type="float">
            <text:p>0.018136</text:p>
          </table:table-cell>
          <table:table-cell table:formula="of:=[$test253.D25]" office:value-type="float" office:value="0" calcext:value-type="float">
            <text:p>0</text:p>
          </table:table-cell>
          <table:table-cell table:formula="of:=[$test253.E25]" office:value-type="float" office:value="0" calcext:value-type="float">
            <text:p>0</text:p>
          </table:table-cell>
          <table:table-cell table:formula="of:=[$test253.G25]" office:value-type="float" office:value="1999" calcext:value-type="float">
            <text:p>1999</text:p>
          </table:table-cell>
        </table:table-row>
        <table:table-row table:style-name="ro1">
          <table:table-cell table:number-columns-repeated="3"/>
          <table:table-cell table:formula="of:=[$test253.C26]" office:value-type="float" office:value="0.018118" calcext:value-type="float">
            <text:p>0.018118</text:p>
          </table:table-cell>
          <table:table-cell table:formula="of:=[$test253.D26]" office:value-type="float" office:value="0" calcext:value-type="float">
            <text:p>0</text:p>
          </table:table-cell>
          <table:table-cell table:formula="of:=[$test253.E26]" office:value-type="float" office:value="0" calcext:value-type="float">
            <text:p>0</text:p>
          </table:table-cell>
          <table:table-cell table:formula="of:=[$test253.G26]" office:value-type="float" office:value="1999" calcext:value-type="float">
            <text:p>1999</text:p>
          </table:table-cell>
        </table:table-row>
        <table:table-row table:style-name="ro1">
          <table:table-cell table:number-columns-repeated="3"/>
          <table:table-cell table:formula="of:=[$test253.C27]" office:value-type="float" office:value="0.028917" calcext:value-type="float">
            <text:p>0.028917</text:p>
          </table:table-cell>
          <table:table-cell table:formula="of:=[$test253.D27]" office:value-type="float" office:value="0" calcext:value-type="float">
            <text:p>0</text:p>
          </table:table-cell>
          <table:table-cell table:formula="of:=[$test253.E27]" office:value-type="float" office:value="0" calcext:value-type="float">
            <text:p>0</text:p>
          </table:table-cell>
          <table:table-cell table:formula="of:=[$test253.G27]" office:value-type="float" office:value="2229" calcext:value-type="float">
            <text:p>2229</text:p>
          </table:table-cell>
        </table:table-row>
        <table:table-row table:style-name="ro1">
          <table:table-cell table:number-columns-repeated="3"/>
          <table:table-cell table:formula="of:=[$test253.C28]" office:value-type="float" office:value="0.02965" calcext:value-type="float">
            <text:p>0.02965</text:p>
          </table:table-cell>
          <table:table-cell table:formula="of:=[$test253.D28]" office:value-type="float" office:value="0" calcext:value-type="float">
            <text:p>0</text:p>
          </table:table-cell>
          <table:table-cell table:formula="of:=[$test253.E28]" office:value-type="float" office:value="0" calcext:value-type="float">
            <text:p>0</text:p>
          </table:table-cell>
          <table:table-cell table:formula="of:=[$test253.G28]" office:value-type="float" office:value="2401" calcext:value-type="float">
            <text:p>2401</text:p>
          </table:table-cell>
        </table:table-row>
        <table:table-row table:style-name="ro1">
          <table:table-cell table:number-columns-repeated="3"/>
          <table:table-cell table:formula="of:=[$test253.C29]" office:value-type="float" office:value="0.023354" calcext:value-type="float">
            <text:p>0.023354</text:p>
          </table:table-cell>
          <table:table-cell table:formula="of:=[$test253.D29]" office:value-type="float" office:value="0" calcext:value-type="float">
            <text:p>0</text:p>
          </table:table-cell>
          <table:table-cell table:formula="of:=[$test253.E29]" office:value-type="float" office:value="0" calcext:value-type="float">
            <text:p>0</text:p>
          </table:table-cell>
          <table:table-cell table:formula="of:=[$test253.G29]" office:value-type="float" office:value="2399" calcext:value-type="float">
            <text:p>2399</text:p>
          </table:table-cell>
        </table:table-row>
        <table:table-row table:style-name="ro1">
          <table:table-cell table:number-columns-repeated="3"/>
          <table:table-cell table:formula="of:=[$test253.C30]" office:value-type="float" office:value="0.029311" calcext:value-type="float">
            <text:p>0.029311</text:p>
          </table:table-cell>
          <table:table-cell table:formula="of:=[$test253.D30]" office:value-type="float" office:value="0" calcext:value-type="float">
            <text:p>0</text:p>
          </table:table-cell>
          <table:table-cell table:formula="of:=[$test253.E30]" office:value-type="float" office:value="0" calcext:value-type="float">
            <text:p>0</text:p>
          </table:table-cell>
          <table:table-cell table:formula="of:=[$test253.G30]" office:value-type="float" office:value="2399" calcext:value-type="float">
            <text:p>2399</text:p>
          </table:table-cell>
        </table:table-row>
        <table:table-row table:style-name="ro1">
          <table:table-cell table:number-columns-repeated="3"/>
          <table:table-cell table:formula="of:=[$test253.C31]" office:value-type="float" office:value="0.041325" calcext:value-type="float">
            <text:p>0.041325</text:p>
          </table:table-cell>
          <table:table-cell table:formula="of:=[$test253.D31]" office:value-type="float" office:value="0" calcext:value-type="float">
            <text:p>0</text:p>
          </table:table-cell>
          <table:table-cell table:formula="of:=[$test253.E31]" office:value-type="float" office:value="0" calcext:value-type="float">
            <text:p>0</text:p>
          </table:table-cell>
          <table:table-cell table:formula="of:=[$test253.G31]" office:value-type="float" office:value="2399" calcext:value-type="float">
            <text:p>2399</text:p>
          </table:table-cell>
        </table:table-row>
        <table:table-row table:style-name="ro1">
          <table:table-cell table:number-columns-repeated="3"/>
          <table:table-cell table:formula="of:=[$test253.C32]" office:value-type="float" office:value="0.027765" calcext:value-type="float">
            <text:p>0.027765</text:p>
          </table:table-cell>
          <table:table-cell table:formula="of:=[$test253.D32]" office:value-type="float" office:value="0" calcext:value-type="float">
            <text:p>0</text:p>
          </table:table-cell>
          <table:table-cell table:formula="of:=[$test253.E32]" office:value-type="float" office:value="0" calcext:value-type="float">
            <text:p>0</text:p>
          </table:table-cell>
          <table:table-cell table:formula="of:=[$test253.G32]" office:value-type="float" office:value="2641" calcext:value-type="float">
            <text:p>2641</text:p>
          </table:table-cell>
        </table:table-row>
        <table:table-row table:style-name="ro1">
          <table:table-cell table:number-columns-repeated="3"/>
          <table:table-cell table:formula="of:=[$test253.C33]" office:value-type="float" office:value="0.094148" calcext:value-type="float">
            <text:p>0.094148</text:p>
          </table:table-cell>
          <table:table-cell table:formula="of:=[$test253.D33]" office:value-type="float" office:value="0" calcext:value-type="float">
            <text:p>0</text:p>
          </table:table-cell>
          <table:table-cell table:formula="of:=[$test253.E33]" office:value-type="float" office:value="0" calcext:value-type="float">
            <text:p>0</text:p>
          </table:table-cell>
          <table:table-cell table:formula="of:=[$test253.G33]" office:value-type="float" office:value="2799" calcext:value-type="float">
            <text:p>2799</text:p>
          </table:table-cell>
        </table:table-row>
        <table:table-row table:style-name="ro1">
          <table:table-cell table:number-columns-repeated="3"/>
          <table:table-cell table:formula="of:=[$test253.C34]" office:value-type="float" office:value="0.174371" calcext:value-type="float">
            <text:p>0.174371</text:p>
          </table:table-cell>
          <table:table-cell table:formula="of:=[$test253.D34]" office:value-type="float" office:value="0" calcext:value-type="float">
            <text:p>0</text:p>
          </table:table-cell>
          <table:table-cell table:formula="of:=[$test253.E34]" office:value-type="float" office:value="0" calcext:value-type="float">
            <text:p>0</text:p>
          </table:table-cell>
          <table:table-cell table:formula="of:=[$test253.G34]" office:value-type="float" office:value="2799" calcext:value-type="float">
            <text:p>2799</text:p>
          </table:table-cell>
        </table:table-row>
        <table:table-row table:style-name="ro1">
          <table:table-cell table:number-columns-repeated="3"/>
          <table:table-cell table:formula="of:=[$test253.C35]" office:value-type="float" office:value="0.138356" calcext:value-type="float">
            <text:p>0.138356</text:p>
          </table:table-cell>
          <table:table-cell table:formula="of:=[$test253.D35]" office:value-type="float" office:value="0" calcext:value-type="float">
            <text:p>0</text:p>
          </table:table-cell>
          <table:table-cell table:formula="of:=[$test253.E35]" office:value-type="float" office:value="0" calcext:value-type="float">
            <text:p>0</text:p>
          </table:table-cell>
          <table:table-cell table:formula="of:=[$test253.G35]" office:value-type="float" office:value="2797" calcext:value-type="float">
            <text:p>2797</text:p>
          </table:table-cell>
        </table:table-row>
        <table:table-row table:style-name="ro1">
          <table:table-cell table:number-columns-repeated="3"/>
          <table:table-cell table:formula="of:=[$test253.C36]" office:value-type="float" office:value="0.118316" calcext:value-type="float">
            <text:p>0.118316</text:p>
          </table:table-cell>
          <table:table-cell table:formula="of:=[$test253.D36]" office:value-type="float" office:value="0" calcext:value-type="float">
            <text:p>0</text:p>
          </table:table-cell>
          <table:table-cell table:formula="of:=[$test253.E36]" office:value-type="float" office:value="0" calcext:value-type="float">
            <text:p>0</text:p>
          </table:table-cell>
          <table:table-cell table:formula="of:=[$test253.G36]" office:value-type="float" office:value="2795" calcext:value-type="float">
            <text:p>2795</text:p>
          </table:table-cell>
        </table:table-row>
        <table:table-row table:style-name="ro1">
          <table:table-cell table:number-columns-repeated="3"/>
          <table:table-cell table:formula="of:=[$test253.C37]" office:value-type="float" office:value="0.123479" calcext:value-type="float">
            <text:p>0.123479</text:p>
          </table:table-cell>
          <table:table-cell table:formula="of:=[$test253.D37]" office:value-type="float" office:value="0" calcext:value-type="float">
            <text:p>0</text:p>
          </table:table-cell>
          <table:table-cell table:formula="of:=[$test253.E37]" office:value-type="float" office:value="0" calcext:value-type="float">
            <text:p>0</text:p>
          </table:table-cell>
          <table:table-cell table:formula="of:=[$test253.G37]" office:value-type="float" office:value="3041" calcext:value-type="float">
            <text:p>3041</text:p>
          </table:table-cell>
        </table:table-row>
        <table:table-row table:style-name="ro1">
          <table:table-cell table:number-columns-repeated="3"/>
          <table:table-cell table:formula="of:=[$test253.C38]" office:value-type="float" office:value="0.188509" calcext:value-type="float">
            <text:p>0.188509</text:p>
          </table:table-cell>
          <table:table-cell table:formula="of:=[$test253.D38]" office:value-type="float" office:value="0" calcext:value-type="float">
            <text:p>0</text:p>
          </table:table-cell>
          <table:table-cell table:formula="of:=[$test253.E38]" office:value-type="float" office:value="0" calcext:value-type="float">
            <text:p>0</text:p>
          </table:table-cell>
          <table:table-cell table:formula="of:=[$test253.G38]" office:value-type="float" office:value="3179" calcext:value-type="float">
            <text:p>3179</text:p>
          </table:table-cell>
        </table:table-row>
        <table:table-row table:style-name="ro1">
          <table:table-cell table:number-columns-repeated="3"/>
          <table:table-cell table:formula="of:=[$test253.C39]" office:value-type="float" office:value="0.225324" calcext:value-type="float">
            <text:p>0.225324</text:p>
          </table:table-cell>
          <table:table-cell table:formula="of:=[$test253.D39]" office:value-type="float" office:value="0" calcext:value-type="float">
            <text:p>0</text:p>
          </table:table-cell>
          <table:table-cell table:formula="of:=[$test253.E39]" office:value-type="float" office:value="0" calcext:value-type="float">
            <text:p>0</text:p>
          </table:table-cell>
          <table:table-cell table:formula="of:=[$test253.G39]" office:value-type="float" office:value="3141" calcext:value-type="float">
            <text:p>3141</text:p>
          </table:table-cell>
        </table:table-row>
        <table:table-row table:style-name="ro1">
          <table:table-cell table:number-columns-repeated="3"/>
          <table:table-cell table:formula="of:=[$test253.C40]" office:value-type="float" office:value="0.18581" calcext:value-type="float">
            <text:p>0.18581</text:p>
          </table:table-cell>
          <table:table-cell table:formula="of:=[$test253.D40]" office:value-type="float" office:value="0" calcext:value-type="float">
            <text:p>0</text:p>
          </table:table-cell>
          <table:table-cell table:formula="of:=[$test253.E40]" office:value-type="float" office:value="0" calcext:value-type="float">
            <text:p>0</text:p>
          </table:table-cell>
          <table:table-cell table:formula="of:=[$test253.G40]" office:value-type="float" office:value="3017" calcext:value-type="float">
            <text:p>3017</text:p>
          </table:table-cell>
        </table:table-row>
        <table:table-row table:style-name="ro1">
          <table:table-cell table:number-columns-repeated="3"/>
          <table:table-cell table:formula="of:=[$test253.C41]" office:value-type="float" office:value="0.091535" calcext:value-type="float">
            <text:p>0.091535</text:p>
          </table:table-cell>
          <table:table-cell table:formula="of:=[$test253.D41]" office:value-type="float" office:value="0" calcext:value-type="float">
            <text:p>0</text:p>
          </table:table-cell>
          <table:table-cell table:formula="of:=[$test253.E41]" office:value-type="float" office:value="0" calcext:value-type="float">
            <text:p>0</text:p>
          </table:table-cell>
          <table:table-cell table:formula="of:=[$test253.G41]" office:value-type="float" office:value="2519" calcext:value-type="float">
            <text:p>25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0T13:53:43.704837012</dc:date>
    <meta:editing-duration>PT14M36S</meta:editing-duration>
    <meta:editing-cycles>2</meta:editing-cycles>
    <meta:generator>LibreOffice/5.4.0.3$Linux_X86_64 LibreOffice_project/7556cbc6811c9d992f4064ab9287069087d7f62c</meta:generator>
    <meta:document-statistic meta:table-count="3" meta:cell-count="85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35cm" svg:y="0.315cm" chart:style-name="ch2">
          <text:p>test 253, s3 via haproxy</text:p>
        </chart:title>
        <chart:legend chart:legend-position="end" svg:x="14.134cm" svg:y="4.227cm" style:legend-expansion="high" chart:style-name="ch3"/>
        <chart:plot-area chart:style-name="ch4" table:cell-range-address="test253.G2:test253.G42 test253.C1:test253.C42" chart:data-source-has-labels="row" svg:x="0.32cm" svg:y="1.248cm" svg:width="13.494cm" svg:height="7.572cm">
          <chartooo:coordinate-region svg:x="1.232cm" svg:y="1.421cm" svg:width="12.21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253.C2:test253.C42" chart:label-cell-address="test253.C1:test253.C1" chart:class="chart:scatter">
            <chart:domain table:cell-range-address="test253.G2:test253.G42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53.C1:test25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2">
                <text:p>242</text:p>
                <draw:g>
                  <svg:desc>test253.G2:test253.G42</svg:desc>
                </draw:g>
              </table:table-cell>
              <table:table-cell office:value-type="float" office:value="0.009288">
                <text:p>0.009288</text:p>
                <draw:g>
                  <svg:desc>test253.C2:test253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0.009403">
                <text:p>0.009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  <table:table-cell office:value-type="float" office:value="0.008656">
                <text:p>0.008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">
                <text:p>399</text:p>
              </table:table-cell>
              <table:table-cell office:value-type="float" office:value="0.008751">
                <text:p>0.008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7">
                <text:p>647</text:p>
              </table:table-cell>
              <table:table-cell office:value-type="float" office:value="0.010585">
                <text:p>0.010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9">
                <text:p>799</text:p>
              </table:table-cell>
              <table:table-cell office:value-type="float" office:value="0.010168">
                <text:p>0.010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9">
                <text:p>799</text:p>
              </table:table-cell>
              <table:table-cell office:value-type="float" office:value="0.01029">
                <text:p>0.01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9">
                <text:p>799</text:p>
              </table:table-cell>
              <table:table-cell office:value-type="float" office:value="0.011366">
                <text:p>0.011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9">
                <text:p>799</text:p>
              </table:table-cell>
              <table:table-cell office:value-type="float" office:value="0.010859">
                <text:p>0.010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5">
                <text:p>1045</text:p>
              </table:table-cell>
              <table:table-cell office:value-type="float" office:value="0.011237">
                <text:p>0.011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9">
                <text:p>1199</text:p>
              </table:table-cell>
              <table:table-cell office:value-type="float" office:value="0.015013">
                <text:p>0.015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9">
                <text:p>1199</text:p>
              </table:table-cell>
              <table:table-cell office:value-type="float" office:value="0.01226">
                <text:p>0.01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9">
                <text:p>1199</text:p>
              </table:table-cell>
              <table:table-cell office:value-type="float" office:value="0.010889">
                <text:p>0.010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9">
                <text:p>1199</text:p>
              </table:table-cell>
              <table:table-cell office:value-type="float" office:value="0.010812">
                <text:p>0.010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5">
                <text:p>1445</text:p>
              </table:table-cell>
              <table:table-cell office:value-type="float" office:value="0.014529">
                <text:p>0.014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0.01382">
                <text:p>0.01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9">
                <text:p>1599</text:p>
              </table:table-cell>
              <table:table-cell office:value-type="float" office:value="0.01327">
                <text:p>0.013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9">
                <text:p>1599</text:p>
              </table:table-cell>
              <table:table-cell office:value-type="float" office:value="0.012919">
                <text:p>0.012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9">
                <text:p>1599</text:p>
              </table:table-cell>
              <table:table-cell office:value-type="float" office:value="0.011577">
                <text:p>0.0115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39">
                <text:p>1839</text:p>
              </table:table-cell>
              <table:table-cell office:value-type="float" office:value="0.021042">
                <text:p>0.0210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9">
                <text:p>1999</text:p>
              </table:table-cell>
              <table:table-cell office:value-type="float" office:value="0.017566">
                <text:p>0.0175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9">
                <text:p>1999</text:p>
              </table:table-cell>
              <table:table-cell office:value-type="float" office:value="0.015581">
                <text:p>0.0155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9">
                <text:p>1999</text:p>
              </table:table-cell>
              <table:table-cell office:value-type="float" office:value="0.018136">
                <text:p>0.018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9">
                <text:p>1999</text:p>
              </table:table-cell>
              <table:table-cell office:value-type="float" office:value="0.018118">
                <text:p>0.018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29">
                <text:p>2229</text:p>
              </table:table-cell>
              <table:table-cell office:value-type="float" office:value="0.028917">
                <text:p>0.0289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1">
                <text:p>2401</text:p>
              </table:table-cell>
              <table:table-cell office:value-type="float" office:value="0.02965">
                <text:p>0.029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99">
                <text:p>2399</text:p>
              </table:table-cell>
              <table:table-cell office:value-type="float" office:value="0.023354">
                <text:p>0.0233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99">
                <text:p>2399</text:p>
              </table:table-cell>
              <table:table-cell office:value-type="float" office:value="0.029311">
                <text:p>0.0293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99">
                <text:p>2399</text:p>
              </table:table-cell>
              <table:table-cell office:value-type="float" office:value="0.041325">
                <text:p>0.0413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41">
                <text:p>2641</text:p>
              </table:table-cell>
              <table:table-cell office:value-type="float" office:value="0.027765">
                <text:p>0.0277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99">
                <text:p>2799</text:p>
              </table:table-cell>
              <table:table-cell office:value-type="float" office:value="0.094148">
                <text:p>0.0941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9">
                <text:p>2799</text:p>
              </table:table-cell>
              <table:table-cell office:value-type="float" office:value="0.174371">
                <text:p>0.174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97">
                <text:p>2797</text:p>
              </table:table-cell>
              <table:table-cell office:value-type="float" office:value="0.138356">
                <text:p>0.138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95">
                <text:p>2795</text:p>
              </table:table-cell>
              <table:table-cell office:value-type="float" office:value="0.118316">
                <text:p>0.1183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1">
                <text:p>3041</text:p>
              </table:table-cell>
              <table:table-cell office:value-type="float" office:value="0.123479">
                <text:p>0.1234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79">
                <text:p>3179</text:p>
              </table:table-cell>
              <table:table-cell office:value-type="float" office:value="0.188509">
                <text:p>0.1885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41">
                <text:p>3141</text:p>
              </table:table-cell>
              <table:table-cell office:value-type="float" office:value="0.225324">
                <text:p>0.2253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17">
                <text:p>3017</text:p>
              </table:table-cell>
              <table:table-cell office:value-type="float" office:value="0.18581">
                <text:p>0.185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19">
                <text:p>2519</text:p>
              </table:table-cell>
              <table:table-cell office:value-type="float" office:value="0.091535">
                <text:p>0.0915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'test 252 new'.C1:'test 252 new'.D36" chart:data-source-has-labels="row" svg:x="0.32cm" svg:y="0.18cm" svg:width="13.361cm" svg:height="8.64cm">
          <chartooo:coordinate-region svg:x="0.756cm" svg:y="0.353cm" svg:width="12.925cm" svg:height="7.7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est 252 new'.C2:'test 252 new'.C36" chart:label-cell-address="'test 252 new'.C1:'test 252 new'.C1" chart:class="chart:bar">
            <chart:data-point chart:repeated="35"/>
          </chart:series>
          <chart:series chart:style-name="ch8" chart:values-cell-range-address="'test 252 new'.D2:'test 252 new'.D36" chart:label-cell-address="'test 252 new'.D1:'test 252 new'.D1" chart:class="chart:bar">
            <chart:data-point chart:repeated="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'test 252 new'.C1:'test 252 new'.C1</svg:desc>
                </draw:g>
              </table:table-cell>
              <table:table-cell office:value-type="string">
                <text:p>xfertime</text:p>
                <draw:g>
                  <svg:desc>'test 252 new'.D1:'test 252 new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371">
                <text:p>0.007371</text:p>
                <draw:g>
                  <svg:desc>'test 252 new'.C2:'test 252 new'.C36</svg:desc>
                </draw:g>
              </table:table-cell>
              <table:table-cell office:value-type="float" office:value="0">
                <text:p>0</text:p>
                <draw:g>
                  <svg:desc>'test 252 new'.D2:'test 252 new'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92">
                <text:p>0.00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85">
                <text:p>0.00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633">
                <text:p>0.005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165">
                <text:p>0.005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438">
                <text:p>0.006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473">
                <text:p>0.019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525">
                <text:p>0.008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649">
                <text:p>0.007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853">
                <text:p>0.007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9344">
                <text:p>0.019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621">
                <text:p>0.011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558">
                <text:p>0.010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396">
                <text:p>0.016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549">
                <text:p>0.009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564">
                <text:p>0.0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9663">
                <text:p>0.029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2014">
                <text:p>0.03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249">
                <text:p>0.018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3454">
                <text:p>0.063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297">
                <text:p>0.087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696">
                <text:p>0.054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6093">
                <text:p>0.09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9185">
                <text:p>0.18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28221">
                <text:p>0.528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00289">
                <text:p>1.900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54036">
                <text:p>3.75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193562">
                <text:p>4.193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293635">
                <text:p>4.293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781695">
                <text:p>4.78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215682">
                <text:p>5.215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733966">
                <text:p>5.73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02192">
                <text:p>6.402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9161">
                <text:p>6.79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'test 252 new'.F1:'test 252 new'.F36" chart:data-source-has-labels="row" svg:x="0.32cm" svg:y="0.18cm" svg:width="13.758cm" svg:height="8.64cm">
          <chartooo:coordinate-region svg:x="1.682cm" svg:y="0.354cm" svg:width="12.396cm" svg:height="7.7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est 252 new'.F2:'test 252 new'.F36" chart:label-cell-address="'test 252 new'.F1:'test 252 new'.F1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'test 252 new'.F1:'test 252 new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449">
                <text:p>67449</text:p>
                <draw:g>
                  <svg:desc>'test 252 new'.F2:'test 252 new'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058">
                <text:p>91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130">
                <text:p>731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430">
                <text:p>654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505">
                <text:p>57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170">
                <text:p>75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949">
                <text:p>68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278">
                <text:p>76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55">
                <text:p>80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741">
                <text:p>807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513">
                <text:p>70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047">
                <text:p>87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395">
                <text:p>82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293">
                <text:p>67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561">
                <text:p>685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896">
                <text:p>728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102">
                <text:p>80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226">
                <text:p>752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798">
                <text:p>697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266">
                <text:p>63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779">
                <text:p>807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144">
                <text:p>711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232">
                <text:p>75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537">
                <text:p>745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184">
                <text:p>771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40">
                <text:p>700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026">
                <text:p>670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074">
                <text:p>680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512">
                <text:p>685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996">
                <text:p>71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390">
                <text:p>703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450">
                <text:p>734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717">
                <text:p>757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981">
                <text:p>619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'test 252 new'.G1:'test 252 new'.G36" chart:data-source-has-labels="row" svg:x="0.32cm" svg:y="0.18cm" svg:width="12.726cm" svg:height="8.64cm">
          <chartooo:coordinate-region svg:x="1.312cm" svg:y="0.354cm" svg:width="11.734cm" svg:height="7.7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est 252 new'.G2:'test 252 new'.G36" chart:label-cell-address="'test 252 new'.G1:'test 252 new'.G1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'test 252 new'.G1:'test 252 new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'test 252 new'.G2:'test 252 new'.G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66cm" svg:height="8.767cm" xlink:href=".." xlink:type="simple" chart:class="chart:scatter" chart:style-name="ch1">
        <chart:title svg:x="5.979cm" svg:y="0.31cm" chart:style-name="ch2">
          <text:p>test 252, detail of s3 performance</text:p>
        </chart:title>
        <chart:legend chart:legend-position="end" svg:x="15.067cm" svg:y="3.888cm" style:legend-expansion="high" chart:style-name="ch3"/>
        <chart:plot-area chart:style-name="ch4" table:cell-range-address="'test 252 new'.G2:'test 252 new'.G17 'test 252 new'.C1:'test 252 new'.C17" chart:data-source-has-labels="row" svg:x="1.334cm" svg:y="1.238cm" svg:width="13.358cm" svg:height="6.425cm">
          <chartooo:coordinate-region svg:x="2.432cm" svg:y="1.411cm" svg:width="11.888cm" svg:height="5.658cm"/>
          <chart:axis chart:dimension="x" chart:name="primary-x" chart:style-name="ch5">
            <chart:title svg:x="6.368cm" svg:y="7.838cm" chart:style-name="ch6">
              <text:p>Load, request/Second</text:p>
            </chart:title>
          </chart:axis>
          <chart:axis chart:dimension="y" chart:name="primary-y" chart:style-name="ch5">
            <chart:title svg:x="0.451cm" svg:y="5.579cm" chart:style-name="ch7">
              <text:p>Time, Seconds</text:p>
            </chart:title>
            <chart:grid chart:style-name="ch8" chart:class="major"/>
          </chart:axis>
          <chart:series chart:style-name="ch9" chart:values-cell-range-address="'test 252 new'.C2:'test 252 new'.C17" chart:label-cell-address="'test 252 new'.C1:'test 252 new'.C1" chart:class="chart:scatter">
            <chart:domain table:cell-range-address="'test 252 new'.G2:'test 252 new'.G17"/>
            <chart:regression-curve chart:style-name="ch1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'test 252 new'.C1:'test 252 new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'test 252 new'.G2:'test 252 new'.G17</svg:desc>
                </draw:g>
              </table:table-cell>
              <table:table-cell office:value-type="float" office:value="0.007371">
                <text:p>0.007371</text:p>
                <draw:g>
                  <svg:desc>'test 252 new'.C2:'test 252 new'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  <table:table-cell office:value-type="float" office:value="0.00792">
                <text:p>0.00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0.00585">
                <text:p>0.00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  <table:table-cell office:value-type="float" office:value="0.005633">
                <text:p>0.005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">
                <text:p>399</text:p>
              </table:table-cell>
              <table:table-cell office:value-type="float" office:value="0.005165">
                <text:p>0.005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3">
                <text:p>633</text:p>
              </table:table-cell>
              <table:table-cell office:value-type="float" office:value="0.006438">
                <text:p>0.006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9">
                <text:p>799</text:p>
              </table:table-cell>
              <table:table-cell office:value-type="float" office:value="0.019473">
                <text:p>0.019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9">
                <text:p>799</text:p>
              </table:table-cell>
              <table:table-cell office:value-type="float" office:value="0.008525">
                <text:p>0.008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9">
                <text:p>799</text:p>
              </table:table-cell>
              <table:table-cell office:value-type="float" office:value="0.007649">
                <text:p>0.007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9">
                <text:p>799</text:p>
              </table:table-cell>
              <table:table-cell office:value-type="float" office:value="0.007853">
                <text:p>0.007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">
                <text:p>1025</text:p>
              </table:table-cell>
              <table:table-cell office:value-type="float" office:value="0.019344">
                <text:p>0.019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9">
                <text:p>1199</text:p>
              </table:table-cell>
              <table:table-cell office:value-type="float" office:value="0.011621">
                <text:p>0.011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9">
                <text:p>1199</text:p>
              </table:table-cell>
              <table:table-cell office:value-type="float" office:value="0.010558">
                <text:p>0.010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9">
                <text:p>1199</text:p>
              </table:table-cell>
              <table:table-cell office:value-type="float" office:value="0.016396">
                <text:p>0.016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9">
                <text:p>1199</text:p>
              </table:table-cell>
              <table:table-cell office:value-type="float" office:value="0.009549">
                <text:p>0.009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1">
                <text:p>1421</text:p>
              </table:table-cell>
              <table:table-cell office:value-type="float" office:value="0.02564">
                <text:p>0.025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25cm" svg:y="0.315cm" chart:style-name="ch2">
          <text:p>test 252, s3 without haproxy</text:p>
        </chart:title>
        <chart:legend chart:legend-position="end" svg:x="14.134cm" svg:y="4.227cm" style:legend-expansion="high" chart:style-name="ch3"/>
        <chart:plot-area chart:style-name="ch4" table:cell-range-address="'test 252 new'.G2:'test 252 new'.G36 'test 252 new'.C1:'test 252 new'.C36" chart:data-source-has-labels="row" svg:x="1.279cm" svg:y="1.248cm" svg:width="12.535cm" svg:height="6.643cm">
          <chartooo:coordinate-region svg:x="1.715cm" svg:y="1.421cm" svg:width="11.727cm" svg:height="5.876cm"/>
          <chart:axis chart:dimension="x" chart:name="primary-x" chart:style-name="ch5">
            <chart:title svg:x="6.774cm" svg:y="8.071cm" chart:style-name="ch6">
              <text:p>Load, R/S</text:p>
            </chart:title>
          </chart:axis>
          <chart:axis chart:dimension="y" chart:name="primary-y" chart:style-name="ch5">
            <chart:title svg:x="0.451cm" svg:y="5.169cm" chart:style-name="ch7">
              <text:p>Time, S</text:p>
            </chart:title>
            <chart:grid chart:style-name="ch8" chart:class="major"/>
          </chart:axis>
          <chart:series chart:style-name="ch9" chart:values-cell-range-address="'test 252 new'.C2:'test 252 new'.C36" chart:label-cell-address="'test 252 new'.C1:'test 252 new'.C1" chart:class="chart:scatter">
            <chart:domain table:cell-range-address="'test 252 new'.G2:'test 252 new'.G36"/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'test 252 new'.C1:'test 252 new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'test 252 new'.G2:'test 252 new'.G36</svg:desc>
                </draw:g>
              </table:table-cell>
              <table:table-cell office:value-type="float" office:value="0.007371">
                <text:p>0.007371</text:p>
                <draw:g>
                  <svg:desc>'test 252 new'.C2:'test 252 new'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  <table:table-cell office:value-type="float" office:value="0.00792">
                <text:p>0.00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0.00585">
                <text:p>0.00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  <table:table-cell office:value-type="float" office:value="0.005633">
                <text:p>0.005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">
                <text:p>399</text:p>
              </table:table-cell>
              <table:table-cell office:value-type="float" office:value="0.005165">
                <text:p>0.005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3">
                <text:p>633</text:p>
              </table:table-cell>
              <table:table-cell office:value-type="float" office:value="0.006438">
                <text:p>0.006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9">
                <text:p>799</text:p>
              </table:table-cell>
              <table:table-cell office:value-type="float" office:value="0.019473">
                <text:p>0.019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9">
                <text:p>799</text:p>
              </table:table-cell>
              <table:table-cell office:value-type="float" office:value="0.008525">
                <text:p>0.008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9">
                <text:p>799</text:p>
              </table:table-cell>
              <table:table-cell office:value-type="float" office:value="0.007649">
                <text:p>0.007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9">
                <text:p>799</text:p>
              </table:table-cell>
              <table:table-cell office:value-type="float" office:value="0.007853">
                <text:p>0.007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">
                <text:p>1025</text:p>
              </table:table-cell>
              <table:table-cell office:value-type="float" office:value="0.019344">
                <text:p>0.019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9">
                <text:p>1199</text:p>
              </table:table-cell>
              <table:table-cell office:value-type="float" office:value="0.011621">
                <text:p>0.011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9">
                <text:p>1199</text:p>
              </table:table-cell>
              <table:table-cell office:value-type="float" office:value="0.010558">
                <text:p>0.010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9">
                <text:p>1199</text:p>
              </table:table-cell>
              <table:table-cell office:value-type="float" office:value="0.016396">
                <text:p>0.016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9">
                <text:p>1199</text:p>
              </table:table-cell>
              <table:table-cell office:value-type="float" office:value="0.009549">
                <text:p>0.009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1">
                <text:p>1421</text:p>
              </table:table-cell>
              <table:table-cell office:value-type="float" office:value="0.02564">
                <text:p>0.025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0.029663">
                <text:p>0.0296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9">
                <text:p>1599</text:p>
              </table:table-cell>
              <table:table-cell office:value-type="float" office:value="0.032014">
                <text:p>0.032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9">
                <text:p>1599</text:p>
              </table:table-cell>
              <table:table-cell office:value-type="float" office:value="0.018249">
                <text:p>0.018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9">
                <text:p>1599</text:p>
              </table:table-cell>
              <table:table-cell office:value-type="float" office:value="0.063454">
                <text:p>0.0634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59">
                <text:p>1859</text:p>
              </table:table-cell>
              <table:table-cell office:value-type="float" office:value="0.087297">
                <text:p>0.0872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9">
                <text:p>1999</text:p>
              </table:table-cell>
              <table:table-cell office:value-type="float" office:value="0.054696">
                <text:p>0.0546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1">
                <text:p>1991</text:p>
              </table:table-cell>
              <table:table-cell office:value-type="float" office:value="0.096093">
                <text:p>0.0960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5">
                <text:p>1995</text:p>
              </table:table-cell>
              <table:table-cell office:value-type="float" office:value="0.189185">
                <text:p>0.189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1">
                <text:p>2011</text:p>
              </table:table-cell>
              <table:table-cell office:value-type="float" office:value="0.528221">
                <text:p>0.5282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89">
                <text:p>2189</text:p>
              </table:table-cell>
              <table:table-cell office:value-type="float" office:value="1.900289">
                <text:p>1.9002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45">
                <text:p>2445</text:p>
              </table:table-cell>
              <table:table-cell office:value-type="float" office:value="3.754036">
                <text:p>3.754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97">
                <text:p>2397</text:p>
              </table:table-cell>
              <table:table-cell office:value-type="float" office:value="4.193562">
                <text:p>4.1935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95">
                <text:p>2395</text:p>
              </table:table-cell>
              <table:table-cell office:value-type="float" office:value="4.293635">
                <text:p>4.2936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53">
                <text:p>2153</text:p>
              </table:table-cell>
              <table:table-cell office:value-type="float" office:value="4.781695">
                <text:p>4.781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3">
                <text:p>2603</text:p>
              </table:table-cell>
              <table:table-cell office:value-type="float" office:value="5.215682">
                <text:p>5.2156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1">
                <text:p>2601</text:p>
              </table:table-cell>
              <table:table-cell office:value-type="float" office:value="5.733966">
                <text:p>5.7339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59">
                <text:p>2759</text:p>
              </table:table-cell>
              <table:table-cell office:value-type="float" office:value="6.402192">
                <text:p>6.402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1">
                <text:p>1881</text:p>
              </table:table-cell>
              <table:table-cell office:value-type="float" office:value="6.79161">
                <text:p>6.79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est253.F1:test253.F42" chart:data-source-has-labels="row" svg:x="0.32cm" svg:y="0.18cm" svg:width="13.758cm" svg:height="8.64cm">
          <chartooo:coordinate-region svg:x="1.682cm" svg:y="0.353cm" svg:width="12.396cm" svg:height="7.7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53.F2:test253.F42" chart:label-cell-address="test253.F1:test253.F1" chart:class="chart:ba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53.F1:test25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81">
                <text:p>67381</text:p>
                <draw:g>
                  <svg:desc>test253.F2:test253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905">
                <text:p>90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082">
                <text:p>73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342">
                <text:p>65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534">
                <text:p>57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280">
                <text:p>74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072">
                <text:p>76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597">
                <text:p>70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338">
                <text:p>79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811">
                <text:p>80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865">
                <text:p>698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720">
                <text:p>927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651">
                <text:p>76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575">
                <text:p>69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703">
                <text:p>657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096">
                <text:p>730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331">
                <text:p>803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018">
                <text:p>74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776">
                <text:p>717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375">
                <text:p>62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701">
                <text:p>80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033">
                <text:p>730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043">
                <text:p>74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190">
                <text:p>751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082">
                <text:p>760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512">
                <text:p>755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454">
                <text:p>75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765">
                <text:p>677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485">
                <text:p>77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159">
                <text:p>82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565">
                <text:p>695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249">
                <text:p>952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5365">
                <text:p>853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782">
                <text:p>717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357">
                <text:p>67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980">
                <text:p>669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001">
                <text:p>7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221">
                <text:p>70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398">
                <text:p>633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432">
                <text:p>56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4.227cm" style:legend-expansion="high" chart:style-name="ch2"/>
        <chart:plot-area chart:style-name="ch3" table:cell-range-address="test253.C1:test253.C42" chart:data-source-has-labels="row" svg:x="0.32cm" svg:y="0.18cm" svg:width="13.494cm" svg:height="8.64cm">
          <chartooo:coordinate-region svg:x="1.232cm" svg:y="0.353cm" svg:width="12.582cm" svg:height="7.7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53.C2:test253.C42" chart:label-cell-address="test253.C1:test253.C1" chart:class="chart:ba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53.C1:test25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288">
                <text:p>0.009288</text:p>
                <draw:g>
                  <svg:desc>test253.C2:test253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403">
                <text:p>0.009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656">
                <text:p>0.008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751">
                <text:p>0.008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585">
                <text:p>0.010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168">
                <text:p>0.010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29">
                <text:p>0.01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366">
                <text:p>0.011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859">
                <text:p>0.010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237">
                <text:p>0.011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013">
                <text:p>0.015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26">
                <text:p>0.01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889">
                <text:p>0.010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0812">
                <text:p>0.010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529">
                <text:p>0.014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382">
                <text:p>0.01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327">
                <text:p>0.013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2919">
                <text:p>0.012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1577">
                <text:p>0.0115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1042">
                <text:p>0.0210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7566">
                <text:p>0.0175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5581">
                <text:p>0.0155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8136">
                <text:p>0.018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8118">
                <text:p>0.018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8917">
                <text:p>0.0289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965">
                <text:p>0.029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3354">
                <text:p>0.0233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9311">
                <text:p>0.0293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1325">
                <text:p>0.0413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7765">
                <text:p>0.0277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4148">
                <text:p>0.0941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4371">
                <text:p>0.174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8356">
                <text:p>0.138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8316">
                <text:p>0.1183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3479">
                <text:p>0.1234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8509">
                <text:p>0.1885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5324">
                <text:p>0.2253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581">
                <text:p>0.185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1535">
                <text:p>0.0915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53.G1:test253.G42" chart:data-source-has-labels="row" svg:x="0.32cm" svg:y="0.18cm" svg:width="12.726cm" svg:height="8.64cm">
          <chartooo:coordinate-region svg:x="1.312cm" svg:y="0.353cm" svg:width="11.734cm" svg:height="7.7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53.G2:test253.G42" chart:label-cell-address="test253.G1:test253.G1" chart:class="chart:ba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53.G1:test25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2">
                <text:p>242</text:p>
                <draw:g>
                  <svg:desc>test253.G2:test253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95">
                <text:p>2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851cm" svg:y="0.315cm" chart:style-name="ch2">
          <text:p>t</text:p>
        </chart:title>
        <chart:legend chart:legend-position="end" svg:x="14.24cm" svg:y="4.005cm" style:legend-expansion="high" chart:style-name="ch3"/>
        <chart:plot-area chart:style-name="ch4" table:cell-range-address="comparison.G2:comparison.G78 comparison.C1:comparison.D78" chart:data-source-has-labels="row" svg:x="1.279cm" svg:y="1.248cm" svg:width="12.641cm" svg:height="6.643cm">
          <chartooo:coordinate-region svg:x="1.715cm" svg:y="1.421cm" svg:width="11.833cm" svg:height="5.876cm"/>
          <chart:axis chart:dimension="x" chart:name="primary-x" chart:style-name="ch5">
            <chart:title svg:x="7.462cm" svg:y="8.071cm" chart:style-name="ch6">
              <text:p>x</text:p>
            </chart:title>
          </chart:axis>
          <chart:axis chart:dimension="y" chart:name="primary-y" chart:style-name="ch5">
            <chart:title svg:x="0.451cm" svg:y="4.706cm" chart:style-name="ch7">
              <text:p>y</text:p>
            </chart:title>
            <chart:grid chart:style-name="ch8" chart:class="major"/>
          </chart:axis>
          <chart:series chart:style-name="ch9" chart:values-cell-range-address="comparison.C2:comparison.C78" chart:label-cell-address="comparison.C1:comparison.C1" chart:class="chart:scatter">
            <chart:domain table:cell-range-address="comparison.G2:comparison.G78"/>
            <chart:data-point chart:repeated="77"/>
          </chart:series>
          <chart:series chart:style-name="ch10" chart:values-cell-range-address="comparison.D2:comparison.D78" chart:label-cell-address="comparison.D1:comparison.D1" chart:class="chart:scatter">
            <chart:data-point chart:repeated="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Rt 252</text:p>
                <draw:g>
                  <svg:desc>comparison.C1:comparison.C1</svg:desc>
                </draw:g>
              </table:table-cell>
              <table:table-cell office:value-type="string">
                <text:p>RT253</text:p>
                <draw:g>
                  <svg:desc>comparison.D1:comparis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comparison.G2:comparison.G78</svg:desc>
                </draw:g>
              </table:table-cell>
              <table:table-cell office:value-type="float" office:value="0.007371">
                <text:p>0.007371</text:p>
                <draw:g>
                  <svg:desc>comparison.C2:comparison.C78</svg:desc>
                </draw:g>
              </table:table-cell>
              <table:table-cell office:value-type="float" office:value="NaN">
                <text:p>NaN</text:p>
                <draw:g>
                  <svg:desc>comparison.D2:comparison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  <table:table-cell office:value-type="float" office:value="0.00792">
                <text:p>0.00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0.00585">
                <text:p>0.00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  <table:table-cell office:value-type="float" office:value="0.005633">
                <text:p>0.005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9">
                <text:p>399</text:p>
              </table:table-cell>
              <table:table-cell office:value-type="float" office:value="0.005165">
                <text:p>0.005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3">
                <text:p>633</text:p>
              </table:table-cell>
              <table:table-cell office:value-type="float" office:value="0.006438">
                <text:p>0.006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9">
                <text:p>799</text:p>
              </table:table-cell>
              <table:table-cell office:value-type="float" office:value="0.019473">
                <text:p>0.019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9">
                <text:p>799</text:p>
              </table:table-cell>
              <table:table-cell office:value-type="float" office:value="0.008525">
                <text:p>0.008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9">
                <text:p>799</text:p>
              </table:table-cell>
              <table:table-cell office:value-type="float" office:value="0.007649">
                <text:p>0.007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9">
                <text:p>799</text:p>
              </table:table-cell>
              <table:table-cell office:value-type="float" office:value="0.007853">
                <text:p>0.007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5">
                <text:p>1025</text:p>
              </table:table-cell>
              <table:table-cell office:value-type="float" office:value="0.019344">
                <text:p>0.019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9">
                <text:p>1199</text:p>
              </table:table-cell>
              <table:table-cell office:value-type="float" office:value="0.011621">
                <text:p>0.011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9">
                <text:p>1199</text:p>
              </table:table-cell>
              <table:table-cell office:value-type="float" office:value="0.010558">
                <text:p>0.010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9">
                <text:p>1199</text:p>
              </table:table-cell>
              <table:table-cell office:value-type="float" office:value="0.016396">
                <text:p>0.016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9">
                <text:p>1199</text:p>
              </table:table-cell>
              <table:table-cell office:value-type="float" office:value="0.009549">
                <text:p>0.009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1">
                <text:p>1421</text:p>
              </table:table-cell>
              <table:table-cell office:value-type="float" office:value="0.02564">
                <text:p>0.02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0.029663">
                <text:p>0.029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99">
                <text:p>1599</text:p>
              </table:table-cell>
              <table:table-cell office:value-type="float" office:value="0.032014">
                <text:p>0.03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9">
                <text:p>1599</text:p>
              </table:table-cell>
              <table:table-cell office:value-type="float" office:value="0.018249">
                <text:p>0.018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9">
                <text:p>1599</text:p>
              </table:table-cell>
              <table:table-cell office:value-type="float" office:value="0.063454">
                <text:p>0.063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59">
                <text:p>1859</text:p>
              </table:table-cell>
              <table:table-cell office:value-type="float" office:value="0.087297">
                <text:p>0.087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9">
                <text:p>1999</text:p>
              </table:table-cell>
              <table:table-cell office:value-type="float" office:value="0.054696">
                <text:p>0.054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1">
                <text:p>1991</text:p>
              </table:table-cell>
              <table:table-cell office:value-type="float" office:value="0.096093">
                <text:p>0.096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5">
                <text:p>1995</text:p>
              </table:table-cell>
              <table:table-cell office:value-type="float" office:value="0.189185">
                <text:p>0.189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1">
                <text:p>2011</text:p>
              </table:table-cell>
              <table:table-cell office:value-type="float" office:value="0.528221">
                <text:p>0.528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89">
                <text:p>2189</text:p>
              </table:table-cell>
              <table:table-cell office:value-type="float" office:value="1.900289">
                <text:p>1.900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45">
                <text:p>2445</text:p>
              </table:table-cell>
              <table:table-cell office:value-type="float" office:value="3.754036">
                <text:p>3.754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97">
                <text:p>2397</text:p>
              </table:table-cell>
              <table:table-cell office:value-type="float" office:value="4.193562">
                <text:p>4.193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95">
                <text:p>2395</text:p>
              </table:table-cell>
              <table:table-cell office:value-type="float" office:value="4.293635">
                <text:p>4.293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53">
                <text:p>2153</text:p>
              </table:table-cell>
              <table:table-cell office:value-type="float" office:value="4.781695">
                <text:p>4.781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3">
                <text:p>2603</text:p>
              </table:table-cell>
              <table:table-cell office:value-type="float" office:value="5.215682">
                <text:p>5.215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1">
                <text:p>2601</text:p>
              </table:table-cell>
              <table:table-cell office:value-type="float" office:value="5.733966">
                <text:p>5.733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59">
                <text:p>2759</text:p>
              </table:table-cell>
              <table:table-cell office:value-type="float" office:value="6.402192">
                <text:p>6.402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1">
                <text:p>1881</text:p>
              </table:table-cell>
              <table:table-cell office:value-type="float" office:value="6.79161">
                <text:p>6.79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0.009288">
                <text:p>0.009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0.009403">
                <text:p>0.009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0.008656">
                <text:p>0.0086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0.008751">
                <text:p>0.0087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.010585">
                <text:p>0.0105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0.010168">
                <text:p>0.0101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0.01029">
                <text:p>0.010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0.011366">
                <text:p>0.0113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0.010859">
                <text:p>0.0108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0.011237">
                <text:p>0.0112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0.015013">
                <text:p>0.0150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0.01226">
                <text:p>0.012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0.010889">
                <text:p>0.0108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0.010812">
                <text:p>0.0108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0.014529">
                <text:p>0.0145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0.01382">
                <text:p>0.013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0.01327">
                <text:p>0.013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0.012919">
                <text:p>0.0129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0.011577">
                <text:p>0.0115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0.021042">
                <text:p>0.0210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0.017566">
                <text:p>0.0175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0.015581">
                <text:p>0.0155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0.018136">
                <text:p>0.018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0.018118">
                <text:p>0.0181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29">
                <text:p>2229</text:p>
              </table:table-cell>
              <table:table-cell office:value-type="float" office:value="NaN">
                <text:p>NaN</text:p>
              </table:table-cell>
              <table:table-cell office:value-type="float" office:value="0.028917">
                <text:p>0.0289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1">
                <text:p>2401</text:p>
              </table:table-cell>
              <table:table-cell office:value-type="float" office:value="NaN">
                <text:p>NaN</text:p>
              </table:table-cell>
              <table:table-cell office:value-type="float" office:value="0.02965">
                <text:p>0.029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99">
                <text:p>2399</text:p>
              </table:table-cell>
              <table:table-cell office:value-type="float" office:value="NaN">
                <text:p>NaN</text:p>
              </table:table-cell>
              <table:table-cell office:value-type="float" office:value="0.023354">
                <text:p>0.0233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99">
                <text:p>2399</text:p>
              </table:table-cell>
              <table:table-cell office:value-type="float" office:value="NaN">
                <text:p>NaN</text:p>
              </table:table-cell>
              <table:table-cell office:value-type="float" office:value="0.029311">
                <text:p>0.0293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99">
                <text:p>2399</text:p>
              </table:table-cell>
              <table:table-cell office:value-type="float" office:value="NaN">
                <text:p>NaN</text:p>
              </table:table-cell>
              <table:table-cell office:value-type="float" office:value="0.041325">
                <text:p>0.041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41">
                <text:p>2641</text:p>
              </table:table-cell>
              <table:table-cell office:value-type="float" office:value="NaN">
                <text:p>NaN</text:p>
              </table:table-cell>
              <table:table-cell office:value-type="float" office:value="0.027765">
                <text:p>0.0277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99">
                <text:p>2799</text:p>
              </table:table-cell>
              <table:table-cell office:value-type="float" office:value="NaN">
                <text:p>NaN</text:p>
              </table:table-cell>
              <table:table-cell office:value-type="float" office:value="0.094148">
                <text:p>0.0941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99">
                <text:p>2799</text:p>
              </table:table-cell>
              <table:table-cell office:value-type="float" office:value="NaN">
                <text:p>NaN</text:p>
              </table:table-cell>
              <table:table-cell office:value-type="float" office:value="0.174371">
                <text:p>0.1743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97">
                <text:p>2797</text:p>
              </table:table-cell>
              <table:table-cell office:value-type="float" office:value="NaN">
                <text:p>NaN</text:p>
              </table:table-cell>
              <table:table-cell office:value-type="float" office:value="0.138356">
                <text:p>0.1383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95">
                <text:p>2795</text:p>
              </table:table-cell>
              <table:table-cell office:value-type="float" office:value="NaN">
                <text:p>NaN</text:p>
              </table:table-cell>
              <table:table-cell office:value-type="float" office:value="0.118316">
                <text:p>0.1183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41">
                <text:p>3041</text:p>
              </table:table-cell>
              <table:table-cell office:value-type="float" office:value="NaN">
                <text:p>NaN</text:p>
              </table:table-cell>
              <table:table-cell office:value-type="float" office:value="0.123479">
                <text:p>0.1234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79">
                <text:p>3179</text:p>
              </table:table-cell>
              <table:table-cell office:value-type="float" office:value="NaN">
                <text:p>NaN</text:p>
              </table:table-cell>
              <table:table-cell office:value-type="float" office:value="0.188509">
                <text:p>0.1885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41">
                <text:p>3141</text:p>
              </table:table-cell>
              <table:table-cell office:value-type="float" office:value="NaN">
                <text:p>NaN</text:p>
              </table:table-cell>
              <table:table-cell office:value-type="float" office:value="0.225324">
                <text:p>0.2253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17">
                <text:p>3017</text:p>
              </table:table-cell>
              <table:table-cell office:value-type="float" office:value="NaN">
                <text:p>NaN</text:p>
              </table:table-cell>
              <table:table-cell office:value-type="float" office:value="0.18581">
                <text:p>0.185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19">
                <text:p>2519</text:p>
              </table:table-cell>
              <table:table-cell office:value-type="float" office:value="NaN">
                <text:p>NaN</text:p>
              </table:table-cell>
              <table:table-cell office:value-type="float" office:value="0.091535">
                <text:p>0.09153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